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table:align="margins" style:writing-mode="rl-tb"/>
    </style:style>
    <style:style style:name="Table1.A" style:family="table-column">
      <style:table-column-properties style:column-width="1.675in" style:rel-column-width="16383*"/>
    </style:style>
    <style:style style:name="Table1.D" style:family="table-column">
      <style:table-column-properties style:column-width="1.675in" style:rel-column-width="1638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222in"/>
    </style:style>
    <style:style style:name="Table3" style:family="table">
      <style:table-properties style:width="6.7in" table:align="margins" style:writing-mode="rl-tb"/>
    </style:style>
    <style:style style:name="Table3.A" style:family="table-column">
      <style:table-column-properties style:column-width="1.675in" style:rel-column-width="16383*"/>
    </style:style>
    <style:style style:name="Table3.C" style:family="table-column">
      <style:table-column-properties style:column-width="3.35in" style:rel-column-width="32769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3222in"/>
    </style:style>
    <style:style style:name="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ext_20_body">
      <style:paragraph-properties fo:text-align="end" style:justify-single-word="false" style:writing-mode="rl-tb"/>
      <style:text-properties officeooo:paragraph-rsid="00295423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5cabde"/>
    </style:style>
    <style:style style:name="P4" style:family="paragraph" style:parent-style-name="Text_20_body">
      <style:paragraph-properties fo:text-align="end" style:justify-single-word="false" style:writing-mode="rl-tb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end" style:justify-single-word="false" style:writing-mode="rl-tb"/>
      <style:text-properties officeooo:rsid="0024098e" officeooo:paragraph-rsid="009ce90d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250a84" officeooo:paragraph-rsid="00250a84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316ac0" officeooo:paragraph-rsid="00316ac0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3460d0" officeooo:paragraph-rsid="003d5cee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41d548" officeooo:paragraph-rsid="0041d548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41d548" officeooo:paragraph-rsid="0042b7d8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42b7d8" officeooo:paragraph-rsid="0042b7d8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Courier New1" officeooo:rsid="0042b7d8" officeooo:paragraph-rsid="0042b7d8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Courier New1" officeooo:rsid="0045dc9a" officeooo:paragraph-rsid="0045dc9a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Courier New1" officeooo:rsid="00a48a0c" officeooo:paragraph-rsid="00a48a0c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Courier New1" officeooo:rsid="00a5a77e" officeooo:paragraph-rsid="00a5a77e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Courier New1" officeooo:rsid="00a703ce" officeooo:paragraph-rsid="00a703ce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Courier New1" officeooo:rsid="00a703ce" officeooo:paragraph-rsid="00a78b70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Courier New1" officeooo:rsid="00a703ce" officeooo:paragraph-rsid="00aabd01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41d548" officeooo:paragraph-rsid="00c33952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33952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6d1ba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bd645" style:font-weight-asian="normal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c0b75" style:font-weight-asian="normal" style:font-weight-complex="normal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feb6" officeooo:paragraph-rsid="00c3feb6" style:font-weight-asian="normal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6b205" officeooo:paragraph-rsid="00c6d1ba" style:font-weight-asian="normal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7ea88" officeooo:paragraph-rsid="00ef23e8" style:font-weight-asian="normal" style:font-weight-complex="normal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04c33ca" officeooo:paragraph-rsid="005cabde"/>
    </style:style>
    <style:style style:name="P28" style:family="paragraph" style:parent-style-name="Text_20_body">
      <style:paragraph-properties fo:text-align="end" style:justify-single-word="false" style:writing-mode="rl-tb"/>
      <style:text-properties fo:font-weight="bold" officeooo:rsid="007d24c0" officeooo:paragraph-rsid="007d24c0" style:font-weight-asian="bold" style:font-weight-complex="bold"/>
    </style:style>
    <style:style style:name="P29" style:family="paragraph" style:parent-style-name="Text_20_body">
      <style:paragraph-properties fo:text-align="end" style:justify-single-word="false" style:writing-mode="rl-tb"/>
      <style:text-properties fo:font-weight="bold" officeooo:rsid="007d24c0" officeooo:paragraph-rsid="008ff7e9" style:font-weight-asian="bold" style:font-weight-complex="bold"/>
    </style:style>
    <style:style style:name="P30" style:family="paragraph" style:parent-style-name="Text_20_body">
      <style:paragraph-properties fo:text-align="end" style:justify-single-word="false" style:writing-mode="rl-tb"/>
      <style:text-properties fo:font-weight="normal" officeooo:rsid="007d24c0" officeooo:paragraph-rsid="007e980b" style:font-weight-asian="normal" style:font-weight-complex="normal"/>
    </style:style>
    <style:style style:name="P31" style:family="paragraph" style:parent-style-name="Text_20_body">
      <style:paragraph-properties fo:text-align="end" style:justify-single-word="false" style:writing-mode="rl-tb"/>
      <style:text-properties fo:font-weight="normal" officeooo:rsid="007d24c0" officeooo:paragraph-rsid="0081b4c6" style:font-weight-asian="normal" style:font-weight-complex="normal"/>
    </style:style>
    <style:style style:name="P32" style:family="paragraph" style:parent-style-name="Text_20_body">
      <style:paragraph-properties fo:text-align="end" style:justify-single-word="false" style:writing-mode="rl-tb"/>
      <style:text-properties fo:font-weight="normal" officeooo:rsid="007d24c0" officeooo:paragraph-rsid="008a38e2" style:font-weight-asian="normal" style:font-weight-complex="normal"/>
    </style:style>
    <style:style style:name="P33" style:family="paragraph" style:parent-style-name="Text_20_body">
      <style:paragraph-properties fo:text-align="end" style:justify-single-word="false" style:writing-mode="rl-tb"/>
      <style:text-properties fo:font-weight="normal" officeooo:rsid="007f68dc" officeooo:paragraph-rsid="007f68dc" style:font-weight-asian="normal" style:font-weight-complex="normal"/>
    </style:style>
    <style:style style:name="P34" style:family="paragraph" style:parent-style-name="Text_20_body">
      <style:paragraph-properties fo:text-align="end" style:justify-single-word="false" style:writing-mode="rl-tb"/>
      <style:text-properties fo:font-weight="normal" officeooo:rsid="007f68dc" officeooo:paragraph-rsid="0081b4c6" style:font-weight-asian="normal" style:font-weight-complex="normal"/>
    </style:style>
    <style:style style:name="P35" style:family="paragraph" style:parent-style-name="Text_20_body">
      <style:paragraph-properties fo:text-align="end" style:justify-single-word="false" style:writing-mode="rl-tb"/>
      <style:text-properties fo:font-weight="normal" officeooo:rsid="008a38e2" officeooo:paragraph-rsid="008a38e2" style:font-weight-asian="normal" style:font-weight-complex="normal"/>
    </style:style>
    <style:style style:name="P36" style:family="paragraph" style:parent-style-name="Text_20_body">
      <style:paragraph-properties fo:text-align="end" style:justify-single-word="false" style:writing-mode="rl-tb"/>
      <style:text-properties fo:font-weight="normal" officeooo:rsid="007e980b" officeooo:paragraph-rsid="007e980b" style:font-weight-asian="normal" style:font-weight-complex="normal"/>
    </style:style>
    <style:style style:name="P37" style:family="paragraph" style:parent-style-name="Text_20_body">
      <style:paragraph-properties fo:text-align="end" style:justify-single-word="false" style:writing-mode="rl-tb"/>
      <style:text-properties fo:font-weight="normal" officeooo:rsid="007e980b" officeooo:paragraph-rsid="0081b4c6" style:font-weight-asian="normal" style:font-weight-complex="normal"/>
    </style:style>
    <style:style style:name="P38" style:family="paragraph" style:parent-style-name="Text_20_body">
      <style:paragraph-properties fo:text-align="end" style:justify-single-word="false" style:writing-mode="rl-tb"/>
      <style:text-properties fo:font-weight="normal" officeooo:rsid="00d132a1" officeooo:paragraph-rsid="00db8805" style:font-weight-asian="normal" style:font-weight-complex="normal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0a19f18" officeooo:paragraph-rsid="00a19f18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0a1a5da" officeooo:paragraph-rsid="00a1a5da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0a1ffd9" officeooo:paragraph-rsid="00a1ffd9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04a8997" officeooo:paragraph-rsid="005cabde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04e1eb7" officeooo:paragraph-rsid="008dafcc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035ca50" officeooo:paragraph-rsid="003d5cee"/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0ad6cd6" officeooo:paragraph-rsid="0041d548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0d132a1" officeooo:paragraph-rsid="00d132a1"/>
    </style:style>
    <style:style style:name="P47" style:family="paragraph" style:parent-style-name="Text_20_body">
      <style:paragraph-properties fo:text-align="end" style:justify-single-word="false" style:writing-mode="rl-tb"/>
      <style:text-properties officeooo:rsid="00d132a1" officeooo:paragraph-rsid="00d7b1d5"/>
    </style:style>
    <style:style style:name="P48" style:family="paragraph" style:parent-style-name="Text_20_body">
      <style:paragraph-properties fo:text-align="end" style:justify-single-word="false" style:writing-mode="rl-tb"/>
      <style:text-properties officeooo:rsid="00d132a1" officeooo:paragraph-rsid="00f33c73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0e01bbd" officeooo:paragraph-rsid="00e01bbd"/>
    </style:style>
    <style:style style:name="P50" style:family="paragraph" style:parent-style-name="Text_20_body">
      <style:paragraph-properties fo:text-align="end" style:justify-single-word="false" style:writing-mode="rl-tb"/>
      <style:text-properties officeooo:rsid="0091ea47" officeooo:paragraph-rsid="00e58b91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0afa11f" officeooo:paragraph-rsid="00f14923"/>
    </style:style>
    <style:style style:name="P52" style:family="paragraph" style:parent-style-name="Text_20_body">
      <style:paragraph-properties fo:text-align="end" style:justify-single-word="false" style:writing-mode="rl-tb"/>
      <style:text-properties officeooo:rsid="00f19ed7" officeooo:paragraph-rsid="00f19ed7"/>
    </style:style>
    <style:style style:name="P53" style:family="paragraph" style:parent-style-name="Text_20_body">
      <style:paragraph-properties fo:text-align="end" style:justify-single-word="false" style:writing-mode="rl-tb"/>
      <style:text-properties officeooo:rsid="00f33c73" officeooo:paragraph-rsid="00f33c73"/>
    </style:style>
    <style:style style:name="P54" style:family="paragraph" style:parent-style-name="Standard">
      <style:paragraph-properties fo:text-align="center" style:justify-single-word="false" style:writing-mode="rl-tb"/>
    </style:style>
    <style:style style:name="P55" style:family="paragraph" style:parent-style-name="Standard">
      <style:paragraph-properties fo:text-align="center" style:justify-single-word="false" style:writing-mode="rl-tb"/>
      <style:text-properties officeooo:paragraph-rsid="00173214"/>
    </style:style>
    <style:style style:name="P56" style:family="paragraph" style:parent-style-name="Standard">
      <style:paragraph-properties fo:text-align="center" style:justify-single-word="false" style:writing-mode="rl-tb"/>
      <style:text-properties officeooo:paragraph-rsid="0018ddab"/>
    </style:style>
    <style:style style:name="P57" style:family="paragraph" style:parent-style-name="Standard">
      <style:paragraph-properties fo:text-align="end" style:justify-single-word="false" style:writing-mode="rl-tb"/>
    </style:style>
    <style:style style:name="P58" style:family="paragraph" style:parent-style-name="Standard">
      <style:paragraph-properties fo:text-align="end" style:justify-single-word="false" style:writing-mode="rl-tb"/>
      <style:text-properties officeooo:paragraph-rsid="00e4da46"/>
    </style:style>
    <style:style style:name="P59" style:family="paragraph" style:parent-style-name="Standard">
      <style:paragraph-properties fo:text-align="center" style:justify-single-word="false" style:writing-mode="rl-tb"/>
      <style:text-properties fo:color="#ffffff"/>
    </style:style>
    <style:style style:name="P60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098e" officeooo:paragraph-rsid="00240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725d4" officeooo:paragraph-rsid="00972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2567a" officeooo:paragraph-rsid="002256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2567a" officeooo:paragraph-rsid="00955b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paragraph-rsid="00955b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17c51" officeooo:paragraph-rsid="00217c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17c51" officeooo:paragraph-rsid="00955b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ext_20_body">
      <style:paragraph-properties fo:text-align="start" style:justify-single-word="false" style:writing-mode="lr-tb"/>
      <style:text-properties officeooo:rsid="0041d548" officeooo:paragraph-rsid="0041d548"/>
    </style:style>
    <style:style style:name="P69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1d548"/>
    </style:style>
    <style:style style:name="P70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9190f"/>
    </style:style>
    <style:style style:name="P71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5dc9a"/>
    </style:style>
    <style:style style:name="P72" style:family="paragraph" style:parent-style-name="Text_20_body">
      <style:paragraph-properties fo:text-align="start" style:justify-single-word="false" style:writing-mode="lr-tb"/>
      <style:text-properties style:font-name="Courier New1" officeooo:rsid="0042b7d8" officeooo:paragraph-rsid="0042b7d8"/>
    </style:style>
    <style:style style:name="P73" style:family="paragraph" style:parent-style-name="Text_20_body">
      <style:paragraph-properties fo:text-align="start" style:justify-single-word="false" style:writing-mode="lr-tb"/>
      <style:text-properties style:font-name="Courier New1" officeooo:rsid="0042b7d8" officeooo:paragraph-rsid="00a5a77e"/>
    </style:style>
    <style:style style:name="P74" style:family="paragraph" style:parent-style-name="Text_20_body">
      <style:paragraph-properties fo:text-align="start" style:justify-single-word="false" style:writing-mode="lr-tb"/>
      <style:text-properties style:font-name="Courier New1" officeooo:rsid="0045dc9a" officeooo:paragraph-rsid="0045dc9a"/>
    </style:style>
    <style:style style:name="P75" style:family="paragraph" style:parent-style-name="Text_20_body">
      <style:paragraph-properties fo:text-align="start" style:justify-single-word="false" style:writing-mode="lr-tb"/>
      <style:text-properties style:font-name="Courier New1" officeooo:rsid="00a703ce" officeooo:paragraph-rsid="00a703ce"/>
    </style:style>
    <style:style style:name="P76" style:family="paragraph" style:parent-style-name="Text_20_body">
      <style:paragraph-properties fo:text-align="start" style:justify-single-word="false" style:writing-mode="lr-tb"/>
      <style:text-properties style:font-name="Courier New1" officeooo:rsid="00a703ce" officeooo:paragraph-rsid="00a78b70"/>
    </style:style>
    <style:style style:name="P77" style:family="paragraph" style:parent-style-name="Text_20_body">
      <style:paragraph-properties fo:text-align="start" style:justify-single-word="false" style:writing-mode="lr-tb"/>
      <style:text-properties style:font-name="Courier New1" officeooo:rsid="00a703ce" officeooo:paragraph-rsid="00aa3109"/>
    </style:style>
    <style:style style:name="P78" style:family="paragraph" style:parent-style-name="Standard">
      <style:paragraph-properties fo:text-align="start" style:justify-single-word="false" style:writing-mode="lr-tb"/>
      <style:text-properties style:font-name="Courier New1" officeooo:rsid="0041d548" officeooo:paragraph-rsid="0045dc9a"/>
    </style:style>
    <style:style style:name="P7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5dc9a" officeooo:paragraph-rsid="0045dc9a"/>
    </style:style>
    <style:style style:name="P80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1d548" officeooo:paragraph-rsid="0049190f"/>
    </style:style>
    <style:style style:name="P81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1d548" officeooo:paragraph-rsid="0045dc9a"/>
    </style:style>
    <style:style style:name="P82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1e4705" officeooo:paragraph-rsid="001e4705"/>
    </style:style>
    <style:style style:name="P8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01e4705"/>
    </style:style>
    <style:style style:name="P8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09ce90d"/>
    </style:style>
    <style:style style:name="P8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9725d4" officeooo:paragraph-rsid="009725d4"/>
    </style:style>
    <style:style style:name="P8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99f9b2" officeooo:paragraph-rsid="0099f9b2"/>
    </style:style>
    <style:style style:name="P8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9b6008" officeooo:paragraph-rsid="009b6008"/>
    </style:style>
    <style:style style:name="P88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1f96d2" officeooo:paragraph-rsid="001f96d2"/>
    </style:style>
    <style:style style:name="P89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1f96d2" officeooo:paragraph-rsid="00955b52"/>
    </style:style>
    <style:style style:name="P90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217c51" officeooo:paragraph-rsid="00217c51"/>
    </style:style>
    <style:style style:name="P91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9725d4" officeooo:paragraph-rsid="009725d4"/>
    </style:style>
    <style:style style:name="P92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9b6008" officeooo:paragraph-rsid="0099f9b2"/>
    </style:style>
    <style:style style:name="P9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9ce90d" officeooo:paragraph-rsid="009ce90d"/>
    </style:style>
    <style:style style:name="P9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a0daa3" officeooo:paragraph-rsid="00a0daa3"/>
    </style:style>
    <style:style style:name="P9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239185" officeooo:paragraph-rsid="00de3b66"/>
    </style:style>
    <style:style style:name="P9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dd0163" officeooo:paragraph-rsid="00de3b66"/>
    </style:style>
    <style:style style:name="P9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fo:font-style="italic" officeooo:rsid="00dd0163" officeooo:paragraph-rsid="00de3b66" style:font-style-asian="italic" style:font-style-complex="italic"/>
    </style:style>
    <style:style style:name="P98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officeooo:rsid="009725d4" officeooo:paragraph-rsid="009725d4"/>
    </style:style>
    <style:style style:name="P99" style:family="paragraph" style:parent-style-name="Text_20_body">
      <style:paragraph-properties fo:text-align="end" style:justify-single-word="false" fo:break-before="page" style:writing-mode="rl-tb"/>
      <style:text-properties officeooo:paragraph-rsid="00316ac0"/>
    </style:style>
    <style:style style:name="P100" style:family="paragraph" style:parent-style-name="Heading_20_2">
      <style:paragraph-properties fo:break-before="page"/>
      <style:text-properties officeooo:paragraph-rsid="005cabde"/>
    </style:style>
    <style:style style:name="P101" style:family="paragraph" style:parent-style-name="Heading_20_2">
      <style:text-properties officeooo:paragraph-rsid="00295423"/>
    </style:style>
    <style:style style:name="P102" style:family="paragraph" style:parent-style-name="Heading_20_2">
      <style:text-properties officeooo:paragraph-rsid="00c33952"/>
    </style:style>
    <style:style style:name="P103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fo:font-weight="normal" officeooo:rsid="00c00ec9" style:font-weight-asian="normal" style:font-weight-complex="normal"/>
    </style:style>
    <style:style style:name="P104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05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rsid="00162990" officeooo:paragraph-rsid="00162990"/>
    </style:style>
    <style:style style:name="P106" style:family="paragraph" style:parent-style-name="Standard" style:list-style-name="L1">
      <style:paragraph-properties fo:text-align="end" style:justify-single-word="false" style:writing-mode="rl-tb"/>
      <style:text-properties officeooo:rsid="01235216" officeooo:paragraph-rsid="00e4da46"/>
    </style:style>
    <style:style style:name="P107" style:family="paragraph" style:parent-style-name="Standard" style:list-style-name="L1">
      <style:paragraph-properties fo:text-align="end" style:justify-single-word="false" style:writing-mode="rl-tb"/>
      <style:text-properties officeooo:rsid="00e6e6b4" officeooo:paragraph-rsid="00e4da46"/>
    </style:style>
    <style:style style:name="P108" style:family="paragraph" style:parent-style-name="Standard" style:list-style-name="WWNum2">
      <style:paragraph-properties fo:text-align="end" style:justify-single-word="false" style:writing-mode="rl-tb"/>
    </style:style>
    <style:style style:name="P109" style:family="paragraph" style:parent-style-name="Standard" style:list-style-name="WWNum5">
      <style:paragraph-properties fo:text-align="end" style:justify-single-word="false" style:writing-mode="rl-tb"/>
    </style:style>
    <style:style style:name="P110" style:family="paragraph" style:parent-style-name="Standard" style:list-style-name="WWNum5">
      <style:paragraph-properties fo:text-align="end" style:justify-single-word="false" style:writing-mode="rl-tb"/>
      <style:text-properties officeooo:paragraph-rsid="001cbbca"/>
    </style:style>
    <style:style style:name="P111" style:family="paragraph" style:parent-style-name="Text_20_body" style:list-style-name="L2">
      <style:paragraph-properties fo:text-align="end" style:justify-single-word="false" style:writing-mode="rl-tb"/>
      <style:text-properties officeooo:rsid="00f33c73" officeooo:paragraph-rsid="00f33c73"/>
    </style:style>
    <style:style style:name="P112" style:family="paragraph" style:parent-style-name="Text_20_body" style:list-style-name="L4">
      <style:paragraph-properties fo:text-align="end" style:justify-single-word="false" style:writing-mode="rl-tb"/>
      <style:text-properties officeooo:rsid="0024098e" officeooo:paragraph-rsid="0024098e"/>
    </style:style>
    <style:style style:name="P113" style:family="paragraph" style:parent-style-name="Text_20_body" style:list-style-name="L5">
      <style:paragraph-properties fo:text-align="end" style:justify-single-word="false" style:writing-mode="rl-tb"/>
      <style:text-properties officeooo:rsid="00250a84" officeooo:paragraph-rsid="00250a84"/>
    </style:style>
    <style:style style:name="P114" style:family="paragraph" style:parent-style-name="Text_20_body" style:list-style-name="L6">
      <style:paragraph-properties fo:text-align="end" style:justify-single-word="false" style:writing-mode="rl-tb"/>
      <style:text-properties officeooo:rsid="00e58b91" officeooo:paragraph-rsid="00e58b91"/>
    </style:style>
    <style:style style:name="P115" style:family="paragraph" style:parent-style-name="Text_20_body">
      <style:paragraph-properties fo:text-align="end" style:justify-single-word="false" style:writing-mode="rl-tb"/>
      <style:text-properties fo:font-weight="normal" officeooo:rsid="00e58b91" officeooo:paragraph-rsid="00e58b91" style:font-weight-asian="normal" style:font-weight-complex="normal"/>
    </style:style>
    <style:style style:name="P116" style:family="paragraph" style:parent-style-name="Text_20_body" style:list-style-name="WWNum2">
      <style:paragraph-properties fo:text-align="end" style:justify-single-word="false" style:writing-mode="rl-tb"/>
      <style:text-properties officeooo:paragraph-rsid="00295423"/>
    </style:style>
    <style:style style:name="P117" style:family="paragraph" style:parent-style-name="Text_20_body" style:list-style-name="WWNum2">
      <style:paragraph-properties fo:text-align="end" style:justify-single-word="false" style:writing-mode="rl-tb"/>
      <style:text-properties officeooo:paragraph-rsid="00a19f18"/>
    </style:style>
    <style:style style:name="P118" style:family="paragraph" style:parent-style-name="Text_20_body" style:list-style-name="L9">
      <style:paragraph-properties fo:text-align="end" style:justify-single-word="false" style:writing-mode="rl-tb"/>
      <style:text-properties officeooo:rsid="00a2358b" officeooo:paragraph-rsid="00a2358b"/>
    </style:style>
    <style:style style:name="P119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f1bbc5" officeooo:paragraph-rsid="00a5a77e" style:font-weight-asian="normal" style:font-weight-complex="normal"/>
    </style:style>
    <style:style style:name="P120" style:family="paragraph" style:parent-style-name="Text_20_body" style:list-style-name="L10">
      <style:paragraph-properties fo:text-align="end" style:justify-single-word="false" style:writing-mode="rl-tb"/>
      <style:text-properties style:font-name="Courier New1" fo:font-weight="normal" officeooo:rsid="00c33952" officeooo:paragraph-rsid="00c33952" style:font-weight-asian="normal" style:font-weight-complex="normal"/>
    </style:style>
    <style:style style:name="P121" style:family="paragraph" style:parent-style-name="Text_20_body" style:list-style-name="L11">
      <style:paragraph-properties fo:text-align="end" style:justify-single-word="false" style:writing-mode="rl-tb"/>
      <style:text-properties style:font-name="Courier New1" fo:font-weight="normal" officeooo:rsid="00c542f2" officeooo:paragraph-rsid="00c542f2" style:font-weight-asian="normal" style:font-weight-complex="normal"/>
    </style:style>
    <style:style style:name="P122" style:family="paragraph" style:parent-style-name="Text_20_body" style:list-style-name="L11">
      <style:paragraph-properties fo:text-align="end" style:justify-single-word="false" style:writing-mode="rl-tb"/>
      <style:text-properties style:font-name="Courier New1" fo:font-weight="normal" officeooo:rsid="00c7ea88" officeooo:paragraph-rsid="00c7ea88" style:font-weight-asian="normal" style:font-weight-complex="normal"/>
    </style:style>
    <style:style style:name="P123" style:family="paragraph" style:parent-style-name="Text_20_body" style:list-style-name="L2">
      <style:paragraph-properties fo:text-align="end" style:justify-single-word="false" style:writing-mode="rl-tb"/>
      <style:text-properties officeooo:rsid="00fcac0e" officeooo:paragraph-rsid="00fcac0e"/>
    </style:style>
    <style:style style:name="P124" style:family="paragraph" style:parent-style-name="Text_20_body" style:list-style-name="L3">
      <style:paragraph-properties fo:margin-top="0in" fo:margin-bottom="0.0181in" loext:contextual-spacing="false" fo:text-align="end" style:justify-single-word="false" style:writing-mode="rl-tb"/>
      <style:text-properties officeooo:paragraph-rsid="001e4705"/>
    </style:style>
    <style:style style:name="P125" style:family="paragraph" style:parent-style-name="Text_20_body" style:list-style-name="L3">
      <style:paragraph-properties fo:margin-top="0in" fo:margin-bottom="0.0181in" loext:contextual-spacing="false" fo:text-align="end" style:justify-single-word="false" style:writing-mode="rl-tb"/>
      <style:text-properties officeooo:paragraph-rsid="009ce90d"/>
    </style:style>
    <style:style style:name="P126" style:family="paragraph" style:parent-style-name="Text_20_body" style:list-style-name="L7">
      <style:paragraph-properties fo:margin-top="0in" fo:margin-bottom="0.0181in" loext:contextual-spacing="false" fo:text-align="end" style:justify-single-word="false" style:writing-mode="rl-tb"/>
      <style:text-properties officeooo:rsid="009ce90d" officeooo:paragraph-rsid="009ce90d"/>
    </style:style>
    <style:style style:name="P127" style:family="paragraph" style:parent-style-name="Text_20_body" style:list-style-name="L7">
      <style:paragraph-properties fo:margin-top="0in" fo:margin-bottom="0.0181in" loext:contextual-spacing="false" fo:text-align="end" style:justify-single-word="false" style:writing-mode="rl-tb"/>
      <style:text-properties style:text-position="0% 100%" officeooo:rsid="009facb6" officeooo:paragraph-rsid="009facb6"/>
    </style:style>
    <style:style style:name="P128" style:family="paragraph" style:parent-style-name="Text_20_body" style:list-style-name="L8">
      <style:paragraph-properties fo:margin-top="0in" fo:margin-bottom="0.0181in" loext:contextual-spacing="false" fo:text-align="end" style:justify-single-word="false" style:writing-mode="rl-tb"/>
      <style:text-properties style:text-position="0% 100%" officeooo:rsid="00a0daa3" officeooo:paragraph-rsid="00a0daa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7f0" style:font-weight-asian="normal" style:font-weight-complex="normal"/>
    </style:style>
    <style:style style:name="T3" style:family="text">
      <style:text-properties fo:font-weight="normal" officeooo:rsid="00171d1e" style:font-weight-asian="normal" style:font-weight-complex="normal"/>
    </style:style>
    <style:style style:name="T4" style:family="text">
      <style:text-properties fo:font-weight="normal" officeooo:rsid="0056d1c2" style:font-weight-asian="normal" style:font-weight-complex="normal"/>
    </style:style>
    <style:style style:name="T5" style:family="text">
      <style:text-properties fo:font-weight="normal" officeooo:rsid="00955b52" style:font-weight-asian="normal" style:font-weight-complex="normal"/>
    </style:style>
    <style:style style:name="T6" style:family="text">
      <style:text-properties fo:font-weight="normal" officeooo:rsid="009725d4" style:font-weight-asian="normal" style:font-weight-complex="normal"/>
    </style:style>
    <style:style style:name="T7" style:family="text">
      <style:text-properties fo:font-weight="normal" officeooo:rsid="00e01bbd" style:font-weight-asian="normal" style:font-weight-complex="normal"/>
    </style:style>
    <style:style style:name="T8" style:family="text">
      <style:text-properties fo:font-weight="normal" officeooo:rsid="00e58b91" style:font-weight-asian="normal" style:font-weight-complex="normal"/>
    </style:style>
    <style:style style:name="T9" style:family="text">
      <style:text-properties fo:font-weight="normal" officeooo:rsid="00e8f562" style:font-weight-asian="normal" style:font-weight-complex="normal"/>
    </style:style>
    <style:style style:name="T10" style:family="text">
      <style:text-properties fo:font-weight="normal" officeooo:rsid="00ea9a81" style:font-weight-asian="normal" style:font-weight-complex="normal"/>
    </style:style>
    <style:style style:name="T11" style:family="text">
      <style:text-properties fo:font-weight="normal" officeooo:rsid="00eaede3" style:font-weight-asian="normal" style:font-weight-complex="normal"/>
    </style:style>
    <style:style style:name="T12" style:family="text">
      <style:text-properties fo:font-weight="normal" officeooo:rsid="00ec5efa" style:font-weight-asian="normal" style:font-weight-complex="normal"/>
    </style:style>
    <style:style style:name="T13" style:family="text">
      <style:text-properties fo:font-weight="normal" officeooo:rsid="00ed3bc6" style:font-weight-asian="normal" style:font-weight-complex="normal"/>
    </style:style>
    <style:style style:name="T14" style:family="text">
      <style:text-properties fo:font-weight="normal" officeooo:rsid="00f1bbc5" style:font-weight-asian="normal" style:font-weight-complex="normal"/>
    </style:style>
    <style:style style:name="T15" style:family="text">
      <style:text-properties fo:font-weight="normal" officeooo:rsid="00b0f17b" style:font-weight-asian="normal" style:font-weight-complex="normal"/>
    </style:style>
    <style:style style:name="T16" style:family="text">
      <style:text-properties fo:font-weight="normal" officeooo:rsid="00f5285c" style:font-weight-asian="normal" style:font-weight-complex="normal"/>
    </style:style>
    <style:style style:name="T17" style:family="text">
      <style:text-properties fo:font-weight="normal" officeooo:rsid="00f72576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e4705" style:font-style-asian="italic" style:font-style-complex="italic"/>
    </style:style>
    <style:style style:name="T20" style:family="text">
      <style:text-properties fo:font-style="italic" officeooo:rsid="0023918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e01bbd" style:font-style-asian="italic" style:font-weight-asian="normal" style:font-style-complex="italic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e4705" style:font-weight-asian="bold" style:font-weight-complex="bold"/>
    </style:style>
    <style:style style:name="T25" style:family="text">
      <style:text-properties fo:font-weight="bold" officeooo:rsid="00239185" style:font-weight-asian="bold" style:font-weight-complex="bold"/>
    </style:style>
    <style:style style:name="T26" style:family="text">
      <style:text-properties fo:font-weight="bold" officeooo:rsid="005cabde" style:font-weight-asian="bold" style:font-weight-complex="bold"/>
    </style:style>
    <style:style style:name="T27" style:family="text">
      <style:text-properties fo:font-weight="bold" officeooo:rsid="00a19f18" style:font-weight-asian="bold" style:font-weight-complex="bold"/>
    </style:style>
    <style:style style:name="T28" style:family="text">
      <style:text-properties fo:font-weight="bold" officeooo:rsid="00e01bbd" style:font-weight-asian="bold" style:font-weight-complex="bold"/>
    </style:style>
    <style:style style:name="T29" style:family="text">
      <style:text-properties fo:font-weight="bold" officeooo:rsid="00b0f17b" style:font-weight-asian="bold" style:font-weight-complex="bold"/>
    </style:style>
    <style:style style:name="T30" style:family="text">
      <style:text-properties fo:font-weight="bold" officeooo:rsid="00f1bbc5" style:font-weight-asian="bold" style:font-weight-complex="bold"/>
    </style:style>
    <style:style style:name="T31" style:family="text">
      <style:text-properties fo:font-weight="bold" officeooo:rsid="00a2358b" style:font-weight-asian="bold" style:font-weight-complex="bold"/>
    </style:style>
    <style:style style:name="T32" style:family="text">
      <style:text-properties fo:font-weight="bold" officeooo:rsid="00fa908a" style:font-weight-asian="bold" style:font-weight-complex="bold"/>
    </style:style>
    <style:style style:name="T33" style:family="text">
      <style:text-properties officeooo:rsid="0019214e"/>
    </style:style>
    <style:style style:name="T34" style:family="text">
      <style:text-properties officeooo:rsid="001affa8"/>
    </style:style>
    <style:style style:name="T35" style:family="text">
      <style:text-properties officeooo:rsid="001c35f2"/>
    </style:style>
    <style:style style:name="T36" style:family="text">
      <style:text-properties officeooo:rsid="001da3d7"/>
    </style:style>
    <style:style style:name="T37" style:family="text">
      <style:text-properties officeooo:rsid="001e4705"/>
    </style:style>
    <style:style style:name="T38" style:family="text">
      <style:text-properties officeooo:rsid="001f96d2"/>
    </style:style>
    <style:style style:name="T39" style:family="text">
      <style:text-properties style:text-position="sub 58%" officeooo:rsid="001e4705"/>
    </style:style>
    <style:style style:name="T40" style:family="text">
      <style:text-properties style:text-position="sub 58%" officeooo:rsid="001f96d2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1e4705"/>
    </style:style>
    <style:style style:name="T43" style:family="text">
      <style:text-properties style:text-position="0% 100%" officeooo:rsid="001f96d2"/>
    </style:style>
    <style:style style:name="T44" style:family="text">
      <style:text-properties style:text-position="0% 100%" officeooo:rsid="0098ba96"/>
    </style:style>
    <style:style style:name="T45" style:family="text">
      <style:text-properties style:text-position="0% 100%" officeooo:rsid="0099f9b2"/>
    </style:style>
    <style:style style:name="T46" style:family="text">
      <style:text-properties style:text-position="0% 100%" officeooo:rsid="009b6008"/>
    </style:style>
    <style:style style:name="T47" style:family="text">
      <style:text-properties style:text-position="0% 100%" officeooo:rsid="009ce90d"/>
    </style:style>
    <style:style style:name="T48" style:family="text">
      <style:text-properties style:text-position="0% 100%" officeooo:rsid="009facb6"/>
    </style:style>
    <style:style style:name="T49" style:family="text">
      <style:text-properties style:text-position="0% 100%" officeooo:rsid="00e12ffb"/>
    </style:style>
    <style:style style:name="T50" style:family="text">
      <style:text-properties style:text-position="0% 100%" fo:language="en" fo:country="US" officeooo:rsid="00f72ea3"/>
    </style:style>
    <style:style style:name="T51" style:family="text">
      <style:text-properties officeooo:rsid="00268196"/>
    </style:style>
    <style:style style:name="T52" style:family="text">
      <style:text-properties officeooo:rsid="002c2621"/>
    </style:style>
    <style:style style:name="T53" style:family="text">
      <style:text-properties officeooo:rsid="002f4bec"/>
    </style:style>
    <style:style style:name="T54" style:family="text">
      <style:text-properties officeooo:rsid="003356bb"/>
    </style:style>
    <style:style style:name="T55" style:family="text">
      <style:text-properties officeooo:rsid="0035ca50"/>
    </style:style>
    <style:style style:name="T56" style:family="text">
      <style:text-properties officeooo:rsid="00366a16"/>
    </style:style>
    <style:style style:name="T57" style:family="text">
      <style:text-properties officeooo:rsid="0042b7d8"/>
    </style:style>
    <style:style style:name="T58" style:family="text">
      <style:text-properties style:font-name="Courier New1"/>
    </style:style>
    <style:style style:name="T59" style:family="text">
      <style:text-properties style:font-name="Courier New1" officeooo:rsid="0042b7d8"/>
    </style:style>
    <style:style style:name="T60" style:family="text">
      <style:text-properties officeooo:rsid="0045dc9a"/>
    </style:style>
    <style:style style:name="T61" style:family="text">
      <style:text-properties officeooo:rsid="0046cfd5"/>
    </style:style>
    <style:style style:name="T62" style:family="text">
      <style:text-properties officeooo:rsid="0047aced"/>
    </style:style>
    <style:style style:name="T63" style:family="text">
      <style:text-properties officeooo:rsid="004a8997"/>
    </style:style>
    <style:style style:name="T64" style:family="text">
      <style:text-properties officeooo:rsid="004ea194"/>
    </style:style>
    <style:style style:name="T65" style:family="text">
      <style:text-properties officeooo:rsid="0055f858"/>
    </style:style>
    <style:style style:name="T66" style:family="text">
      <style:text-properties officeooo:rsid="00587a8a"/>
    </style:style>
    <style:style style:name="T67" style:family="text">
      <style:text-properties officeooo:rsid="0059ad51"/>
    </style:style>
    <style:style style:name="T68" style:family="text">
      <style:text-properties officeooo:rsid="005cabde"/>
    </style:style>
    <style:style style:name="T69" style:family="text">
      <style:text-properties officeooo:rsid="005de0c7"/>
    </style:style>
    <style:style style:name="T70" style:family="text">
      <style:text-properties officeooo:rsid="007e9ae2"/>
    </style:style>
    <style:style style:name="T71" style:family="text">
      <style:text-properties officeooo:rsid="0080b787"/>
    </style:style>
    <style:style style:name="T72" style:family="text">
      <style:text-properties officeooo:rsid="00873353"/>
    </style:style>
    <style:style style:name="T73" style:family="text">
      <style:text-properties officeooo:rsid="008a38e2"/>
    </style:style>
    <style:style style:name="T74" style:family="text">
      <style:text-properties officeooo:rsid="008bf817"/>
    </style:style>
    <style:style style:name="T75" style:family="text">
      <style:text-properties officeooo:rsid="0091ece1"/>
    </style:style>
    <style:style style:name="T76" style:family="text">
      <style:text-properties officeooo:rsid="0094604d"/>
    </style:style>
    <style:style style:name="T77" style:family="text">
      <style:text-properties officeooo:rsid="009ce90d"/>
    </style:style>
    <style:style style:name="T78" style:family="text">
      <style:text-properties officeooo:rsid="009d63aa"/>
    </style:style>
    <style:style style:name="T79" style:family="text">
      <style:text-properties officeooo:rsid="009f3165"/>
    </style:style>
    <style:style style:name="T80" style:family="text">
      <style:text-properties officeooo:rsid="00a19f18"/>
    </style:style>
    <style:style style:name="T81" style:family="text">
      <style:text-properties officeooo:rsid="00a2358b"/>
    </style:style>
    <style:style style:name="T82" style:family="text">
      <style:text-properties officeooo:rsid="00a4075d"/>
    </style:style>
    <style:style style:name="T83" style:family="text">
      <style:text-properties officeooo:rsid="00a5dfb1"/>
    </style:style>
    <style:style style:name="T84" style:family="text">
      <style:text-properties officeooo:rsid="00a703ce"/>
    </style:style>
    <style:style style:name="T85" style:family="text">
      <style:text-properties officeooo:rsid="00a78b70"/>
    </style:style>
    <style:style style:name="T86" style:family="text">
      <style:text-properties officeooo:rsid="00b0f17b"/>
    </style:style>
    <style:style style:name="T87" style:family="text">
      <style:text-properties officeooo:rsid="00c33952"/>
    </style:style>
    <style:style style:name="T88" style:family="text">
      <style:text-properties officeooo:rsid="00c41f54"/>
    </style:style>
    <style:style style:name="T89" style:family="text">
      <style:text-properties officeooo:rsid="00c542f2"/>
    </style:style>
    <style:style style:name="T90" style:family="text">
      <style:text-properties officeooo:rsid="00c6b205"/>
    </style:style>
    <style:style style:name="T91" style:family="text">
      <style:text-properties officeooo:rsid="00c7ea88"/>
    </style:style>
    <style:style style:name="T92" style:family="text">
      <style:text-properties officeooo:rsid="00ca85ea"/>
    </style:style>
    <style:style style:name="T93" style:family="text">
      <style:text-properties officeooo:rsid="00cbd645"/>
    </style:style>
    <style:style style:name="T94" style:family="text">
      <style:text-properties officeooo:rsid="00cc0b75"/>
    </style:style>
    <style:style style:name="T95" style:family="text">
      <style:text-properties officeooo:rsid="01235216"/>
    </style:style>
    <style:style style:name="T96" style:family="text">
      <style:text-properties officeooo:rsid="004e1eb7"/>
    </style:style>
    <style:style style:name="T97" style:family="text">
      <style:text-properties officeooo:rsid="00d32b70"/>
    </style:style>
    <style:style style:name="T98" style:family="text">
      <style:text-properties officeooo:rsid="00dd9dc8"/>
    </style:style>
    <style:style style:name="T99" style:family="text">
      <style:text-properties officeooo:rsid="00239185"/>
    </style:style>
    <style:style style:name="T100" style:family="text">
      <style:text-properties officeooo:rsid="00dd0163"/>
    </style:style>
    <style:style style:name="T101" style:family="text">
      <style:text-properties officeooo:rsid="00deaf68"/>
    </style:style>
    <style:style style:name="T102" style:family="text">
      <style:text-properties officeooo:rsid="00e5ef9a"/>
    </style:style>
    <style:style style:name="T103" style:family="text">
      <style:text-properties fo:language="en" fo:country="US"/>
    </style:style>
    <style:style style:name="T104" style:family="text">
      <style:text-properties fo:language="en" fo:country="US" fo:font-weight="normal" officeooo:rsid="00ea9a81" style:font-weight-asian="normal" style:font-weight-complex="normal"/>
    </style:style>
    <style:style style:name="T105" style:family="text">
      <style:text-properties fo:language="en" fo:country="US" officeooo:rsid="00ef23e8"/>
    </style:style>
    <style:style style:name="T106" style:family="text">
      <style:text-properties fo:language="en" fo:country="US" fo:font-weight="bold" officeooo:rsid="00ef23e8" style:font-weight-asian="bold" style:font-weight-complex="bold"/>
    </style:style>
    <style:style style:name="T107" style:family="text">
      <style:text-properties fo:language="en" fo:country="US" officeooo:rsid="00ef457c"/>
    </style:style>
    <style:style style:name="T108" style:family="text">
      <style:text-properties officeooo:rsid="00ef23e8"/>
    </style:style>
    <style:style style:name="T109" style:family="text">
      <style:text-properties officeooo:rsid="00ef81d2"/>
    </style:style>
    <style:style style:name="T110" style:family="text">
      <style:text-properties officeooo:rsid="00f0f092"/>
    </style:style>
    <style:style style:name="T111" style:family="text">
      <style:text-properties officeooo:rsid="00f1bbc5"/>
    </style:style>
    <style:style style:name="T112" style:family="text">
      <style:text-properties officeooo:rsid="00f33c73"/>
    </style:style>
    <style:style style:name="T113" style:family="text">
      <style:text-properties officeooo:rsid="00f8fff1"/>
    </style:style>
    <style:style style:name="T114" style:family="text">
      <style:text-properties officeooo:rsid="00fb60e4"/>
    </style:style>
    <style:style style:name="T115" style:family="text">
      <style:text-properties officeooo:rsid="00fe315e"/>
    </style:style>
    <style:style style:name="T116" style:family="text">
      <style:text-properties officeooo:rsid="00ffa08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אוניברסיטת <text:span text:style-name="T65">בר-אילן</text:span></text:p>
      <text:p text:style-name="P54">פקולטה: מדעי הטבע</text:p>
      <text:p text:style-name="P54">מחלקה: מדעי המחשב</text:p>
      <text:p text:style-name="P54"/>
      <text:p text:style-name="P104">שם הקורס: אלגוריתמים כלכליים</text:p>
      <text:p text:style-name="P59"><text:bookmark-start text:name="__DdeLink__41629_579322434"/>קוד הקורס: 2-7062310 <text:bookmark-end text:name="__DdeLink__41629_579322434"/>קבוצה 1</text:p>
      <text:p text:style-name="P56"><text:bookmark-start text:name="__DdeLink__16073_579322434"/>שם המרצה: אראל סגל-<text:bookmark-end text:name="__DdeLink__16073_579322434"/>הלוי</text:p>
      <text:p text:style-name="P55"><text:span text:style-name="T3">שנה ______ה'תש"ף_______ </text:span><text:span text:style-name="T1">סמסטר ___</text:span><text:span text:style-name="T2">א</text:span><text:span text:style-name="T1">___ <text:s/>מועד __</text:span><text:span text:style-name="T2">א</text:span><text:span text:style-name="T1">__ <text:s/></text:span></text:p>
      <text:p text:style-name="P55"><text:span text:style-name="T1">תאריך בחינה:___</text:span><text:span text:style-name="T4">7/2/2020</text:span><text:span text:style-name="T1">____</text:span></text:p>
      <text:p text:style-name="P54">משך הבחינה: 3 שעות </text:p>
      <text:p text:style-name="P54"/>
      <text:p text:style-name="P54"><text:bookmark text:name="_GoBack"/></text:p>
      <text:p text:style-name="P58">בבחינה חמש שאלות. <text:span text:style-name="T95">מותר לענות על כולן. </text:span></text:p>
      <text:list xml:id="list2526965568" text:style-name="L1">
        <text:list-item>
          <text:p text:style-name="P106">סכום הנקודות בכל השאלות הוא 120. מי שיקבל מעל 120 – ציונו יהיה 100.</text:p>
        </text:list-item>
        <text:list-item>
          <text:p text:style-name="P107">שני סעיפים מסומנים ב"רשות" כי הם מעט יותר קשים מהאחרים; מומלץ להשאיר אותם לסוף (ואפשר לקבל 100 גם בלעדיהם).</text:p>
        </text:list-item>
      </text:list>
      <text:p text:style-name="P58"/>
      <text:p text:style-name="P57">יש לענות במחברת הבחינה.</text:p>
      <text:p text:style-name="P57"/>
      <text:p text:style-name="P57">חומר עזר מותר בשימוש: דף-נוסחאות אישי בגודל פוליו (A4). <text:span text:style-name="T33">אפשר ל</text:span>כתוב משני צדי הדף.</text:p>
      <text:list xml:id="list3339186936" text:style-name="WWNum2">
        <text:list-header>
          <text:p text:style-name="P108"/>
        </text:list-header>
      </text:list>
      <text:p text:style-name="P57">הנחיות לפתרון שאלות תיכנות:</text:p>
      <text:list xml:id="list2524695107" text:style-name="WWNum5">
        <text:list-item>
          <text:p text:style-name="P110">מותר לכתוב קוד <text:span text:style-name="T36">בשפת פייתון, Java או ++C לפי בחירתכם.</text:span></text:p>
        </text:list-item>
        <text:list-item>
          <text:p text:style-name="P110"><text:span text:style-name="T35">מותר לכתוב גם </text:span>בפסאודו-קוד, <text:span text:style-name="T34">בתנאי שהקוד מדוייק ומפורט באותה רמה של שפת-תיכנות.</text:span></text:p>
        </text:list-item>
        <text:list-item>
          <text:p text:style-name="P109">יש לתעד את הקוד ולהסביר היטב בעברית מה עושה כל שורה ואיך זה מתאים לאלגוריתם.</text:p>
        </text:list-item>
        <text:list-item>
          <text:p text:style-name="P109">אתם לא נבחנים על התחביר של השפה אלא על האלגוריתם. העיקר שאוכל להבין מה עשיתם.</text:p>
        </text:list-item>
      </text:list>
      <text:p text:style-name="P57"/>
      <text:p text:style-name="P57">הנחיות כלליות:</text:p>
      <text:list xml:id="list193803393611155" text:continue-numbering="true" text:style-name="WWNum5">
        <text:list-item>
          <text:p text:style-name="P109">יש להסביר כל תשובה בפירוט. ניקוד מלא יינתן רק על תשובה נכונה עם הסבר נכון.</text:p>
        </text:list-item>
        <text:list-item>
          <text:p text:style-name="P109">אם נראה לכם ששאלה כלשהי אינה מוגדרת עד הסוף (חסרות הנחות מסויימות), הניחו את ההנחות שנראות בעיניכם <text:span text:style-name="T1">הגיוניות ביותר </text:span>בהתאם לשאלה.</text:p>
        </text:list-item>
      </text:list>
      <text:p text:style-name="P57"/>
      <text:p text:style-name="P4">בהצלחה!!</text:p>
      <text:p text:style-name="P4"/>
      <text:p text:style-name="P100">שאלה <text:span text:style-name="T68">1</text:span> [<text:span text:style-name="T98">30</text:span> נק']. <text:span text:style-name="T63">חלוקה הוגנת של מגרש טניס</text:span></text:p>
      <text:p text:style-name="P3">ב<text:span text:style-name="T63">מגרש הטניס השכונתי יכולים לשחק בו-זמנית עד 4 שחקנים (שני זוגות). אבל בשכונה יש יותר מ-4 שחקנים. לכל שחקן יש העדפות שונות לגבי הזמן שבו הוא מעדיף לשחק. ההעדפות של כל שחקן נתונות ע"י פונקציית ערך, המייחסת ערך מספרי כלשהו לכל פרק-זמן; הערך מייצג את רמת ההנאה של השחקן מכך שהוא משתתף במשחק באותו פרק-זמן. הערך הוא תמיד חיובי (שחקנים תמיד מעדיפים לשחק יותר).</text:span></text:p>
      <text:p text:style-name="P42">המשימה שלכם היא למצוא חלוקה הוגנת של הזמן שבו המגרש פתוח, בין כל השחקנים בשכונה.</text:p>
      <text:p text:style-name="P27">א [10 נק']. נניח שיש <text:span text:style-name="T72">8</text:span> שחקנים בסה"כ. <text:span text:style-name="T64">תארו </text:span>אלגוריתם המחלק את השחקנים לשתי קבוצות של <text:span text:style-name="T72">4</text:span>, ומחלק את הזמן שבו המגרש פתוח לשני מקטעי-זמן רציפים, ומחליט איזו קבוצה תשחק בכל פרק-זמן, כך שאף שחקן לא יקנא בשחקנים של הקבוצה <text:span text:style-name="T97">ה</text:span>שניה. <text:s/>הדגימו את פעולת האלגוריתם <text:span text:style-name="T64">והוכיחו את נכונותו.</text:span></text:p>
      <text:p text:style-name="P43">ב [10 נק']. נניח שיש 4n שחקנים בסה"כ. תארו אלגוריתם המקציב לכל שחקן פרק-זמן רציף מסויים שבו הוא משחק, כך שרמת ההנאה של השחקן היא לפחות <text:s/>1 חלקי n <text:s/>מרמת ההנאה שלו אילו היה משחק כל הזמן. הדגימו את פעולת האלגוריתם על n=3 או n=4 לבחירתכם. <text:s/>הוכיחו את נכונות האלגוריתם לכל n.</text:p>
      <text:p text:style-name="P47">ג [10 נק'; <text:span text:style-name="T1">רשות</text:span>]. <text:span text:style-name="T96">נניח שיש 4n שחקנים בסה"כ. הוכיחו שתמיד קיימת חלוקה המקציבה לכל שחקן פרק-זמן רציף מסויים שבו הוא משחק, כך שבכל רגע נתון יש 4 שחקנים על המגרש, ואף שחקן לא מקנא בשחקנים אחרים.</text:span></text:p>
      <text:p text:style-name="P46"/>
      <text:p text:style-name="P28">פתרון:</text:p>
      <text:p text:style-name="P30">א. </text:p>
      <text:p text:style-name="P36">* כל שחקן בוחר זמן t כך שבעיניו, הזמן מפתיחת המגרש עד t שקול לזמן מ-t עד סגירת המגרש.</text:p>
      <text:p text:style-name="P30">* <text:span text:style-name="T70">מסדרים את הזמנים t שבחרו השחקנים בסדר עולה. בוחרים את 4 הזמנים הקטנים יותר ושמים אותם בקבוצה אחת, ו-4 הזמנים הגדולים יותר בקבוצה השניה.</text:span></text:p>
      <text:p text:style-name="P30">* <text:span text:style-name="T70">מחלקים את זמן הפתיחה לשניים בין ה-t הרביעי לבין ה-t החמישי. הקבוצה של הזמנים הקטנים תשחק בחצי הראשון, והקבוצה של הזמנים הגדולים תשחק בחצי השני.</text:span></text:p>
      <text:p text:style-name="P33"><text:span text:style-name="T18">הוכחת נכונות</text:span>: כל שחקן <text:span text:style-name="T71">משחק בזמן שמבחינתו הוא לפחות ½ מהסה"כ, ולכן לא מקנא באף שחקן אחר.</text:span> </text:p>
      <text:p text:style-name="P33"/>
      <text:p text:style-name="P33">ב. <text:span text:style-name="T113">יש הרבה אפשרויות. הנה דוגמה לאלגוריתם המסתמך על "המפחית האחרון":</text:span></text:p>
      <text:p text:style-name="P35">* אם n=1, נשארו ארבעה שחקנים – הם מקבלים את כל הזמן שנשאר. אחרת:</text:p>
      <text:p text:style-name="P37">* כל שחקן בוחר זמן t כך שבעיניו, ערך הזמן מפתיחת המגרש עד t שווה ל 1/n מערך הזמן הכולל (מהפתיחה עד הסגירה).</text:p>
      <text:p text:style-name="P31">* <text:span text:style-name="T70">מסדרים את הזמנים t שבחרו השחקנים בסדר עולה. בוחרים את 4 הזמנים הקטנים יותר, שמים אותם בקבוצה אחת, ונותנים להם לשחק בפרק-הזמן שמהפתיחה עד הזמן הרביעי.</text:span></text:p>
      <text:p text:style-name="P32"><text:soft-page-break/>* <text:span text:style-name="T73">נשארו 4*(n-1) שחקנים; מחלקים ביניהם את הזמן שנשאר באופן רקורסיבי.</text:span></text:p>
      <text:p text:style-name="P35"/>
      <text:p text:style-name="P34"><text:span text:style-name="T18">הוכחת נכונות</text:span>: <text:span text:style-name="T74">באינדוקציה. הצעד הראשון מטפל בבסיס n=1. נניח שערך הזמן כולו הוא n. ארבעת השחקנים הראשונים מקבלים זמן ששווה בעיניהם לפחות 1. השחקנים הנשארים מעריכים את הזמן שחולק כ-1 לכל היותר, ולכן הזמן שנשאר שווה בעיניהם לפחות n-1. לכן לפי הנחת האינדוקציה כל אחד מקבל זמן ששווה בעיניו לפחות 1.</text:span></text:p>
      <text:p text:style-name="P34"/>
      <text:p text:style-name="P48">ג. <text:span text:style-name="T112">פתרון מלא אפשר לקרוא כאן: </text:span><text:a xlink:type="simple" xlink:href="https://arxiv.org/abs/2001.03327" text:style-name="Internet_20_link" text:visited-style-name="Visited_20_Internet_20_Link"><text:span text:style-name="T112">https://arxiv.org/abs/2001.03327</text:span></text:a><text:span text:style-name="T112"> </text:span></text:p>
      <text:p text:style-name="P53"><text:span text:style-name="T114">סטודנט אחד מצא </text:span>פתרון חלקי, המתאים למצב שבו המגרש פתוח 24 שעות ביממה:</text:p>
      <text:list xml:id="list3266008847" text:style-name="L2">
        <text:list-item>
          <text:p text:style-name="P111">ניצור עוגה באורך של 24*4 שעות.</text:p>
        </text:list-item>
        <text:list-item>
          <text:p text:style-name="P111">נמצא חלוקה ללא קנאה בין <text:span text:style-name="T103">4n </text:span>השחקנים הבודדים (למדנו בשיעור שתמיד קיימת חלוקה כזאת).</text:p>
        </text:list-item>
        <text:list-item>
          <text:p text:style-name="P123">נתרגם אותה לחלוקה של ה-24 שעות בכל יום ויום בין רביעיות. </text:p>
        </text:list-item>
        <text:list-item>
          <text:p text:style-name="P123">לדוגמה, נניח שיש 8 שחקנים, ונקודות החיתוך הן: 0 – 10 – 20 – 30 – 40 – 50 – 60 – 72 – 96 . <text:span text:style-name="T115">אז השחקן הראשון ישחק בין 0 ל-10:00, השני בין 10:00 ל 20:00, השלישי בין 20:00 לבין 0:00 ובין 0:00 לבין 6:00, הרביעי בין 6:00 לבין 16:00, וכן הלאה...</text:span></text:p>
        </text:list-item>
        <text:list-item>
          <text:p text:style-name="P111">עכשיו כל שחקן משחק פרק-זמן רציף, בכל רגע יש 4 שחקנים על המגרש (לא דווקא בקבוצות <text:span text:style-name="T116">קבועות</text:span>), ואף שחקן לא מקנא באחרים.</text:p>
        </text:list-item>
      </text:list>
      <text:p text:style-name="P53">זה פתרון חלקי, כי אם המגרש לא פתוח 24 שעות ביממה, אז חלק מהשחקנים יקבלו פרק-זמן לא רציף (נניח שעתיים בסוף היום ועוד שעתיים בתחילת היום הבא וכד’).</text:p>
      <text:p text:style-name="P53"/>
      <text:p text:style-name="P38"/>
      <text:p text:style-name="P100"><text:span text:style-name="T23">שאלה </text:span><text:span text:style-name="T26">2 </text:span><text:span text:style-name="T23"><text:s/>[</text:span><text:span text:style-name="T32">30</text:span><text:span text:style-name="T25"> </text:span><text:span text:style-name="T23">נק']. </text:span><text:span text:style-name="T24">אלגוריתם אמיתי לחלוקה הוגנת </text:span><text:span text:style-name="T25">ויעילה</text:span></text:p>
      <text:p text:style-name="P95">השאלה עוסקת בבעיה של חלוקת משאבים רציפים ללא כסף.</text:p>
      <text:p text:style-name="P95"/>
      <text:p text:style-name="P96"><text:span text:style-name="T18">סעיפים א, ב מתייחסים לאלגוריתם המחלק את המשאבים </text:span><text:span text:style-name="T20">באופן שממקסם את מכפלת הערכים.</text:span><text:span text:style-name="T99"> </text:span></text:p>
      <text:p text:style-name="P95"/>
      <text:p text:style-name="P95">א [10 נק']. <text:span text:style-name="T100">הוכיחו, שכאשר יש רק משאב אחד, האלגוריתם מגלה-אמת (לכל מספר של שחקנים).</text:span></text:p>
      <text:p text:style-name="P95"/>
      <text:p text:style-name="P95"><text:span text:style-name="T100">ב [10 נק']. הוכיחו, שכאשר יש שני משאבים או יותר, </text:span>האלגוריתם אינו מגלה-אמת. <text:span text:style-name="T76">הסבירו בפירוט את כל החישובים.</text:span></text:p>
      <text:p text:style-name="P95"/>
      <text:p text:style-name="P97">סעי<text:span text:style-name="T101">ף ג מתייחס לאלגוריתם חלוקה חדש.</text:span></text:p>
      <text:p text:style-name="P96"/>
      <text:p text:style-name="P95"><text:span text:style-name="T101">ג</text:span> [10 נק'; <text:span text:style-name="T102">רשות</text:span>]. <text:span text:style-name="T37">נתון אלגוריתם </text:span>חלוקה <text:span text:style-name="T51">חדש</text:span>:</text:p>
      <text:p text:style-name="P83"><text:span text:style-name="T37">1. מצא את החלוקה הממקסמת את </text:span><text:span text:style-name="T19">מכפלת </text:span><text:span text:style-name="T37">ערכי השחקנים; נסמן חלוקה זו ב-X.</text:span></text:p>
      <text:p text:style-name="P82">2. לכל שחקן i:</text:p>
      <text:list xml:id="list3449993817" text:style-name="L3">
        <text:list-item>
          <text:p text:style-name="P124"><text:span text:style-name="T37">מצא את החלוקה הממקסמת את מכפלת ערכי השחקנים האחרים (כש-i לא משתתף); נסמן חלוקה זו ב-y</text:span><text:span text:style-name="T39">i</text:span><text:span text:style-name="T37">.</text:span></text:p>
        </text:list-item>
        <text:list-item>
          <text:p text:style-name="P125"><text:span text:style-name="T38">חשב את היחס בין מכפלת ערכי השחקנים האחרים בחלוקה X למכפלת ערכי השחקנים בחלוקה <text:s/>y</text:span><text:span text:style-name="T39">i</text:span><text:span text:style-name="T42">; </text:span><text:span text:style-name="T43">נסמן יחס זה ב r</text:span><text:span text:style-name="T40">i</text:span><text:span text:style-name="T43">.</text:span></text:p>
        </text:list-item>
      </text:list>
      <text:p text:style-name="P84"><text:span text:style-name="T43">3. תן לכל שחקן i, אחוז r</text:span><text:span text:style-name="T40">i </text:span><text:span text:style-name="T43"><text:s/>מכל משאב שהוא מקבל בחלוקה </text:span><text:span text:style-name="T42">X</text:span><text:span text:style-name="T43">.</text:span></text:p>
      <text:p text:style-name="P88"/>
      <text:p text:style-name="P90">נדגים את האלגוריתם על בעיה עם 2 שחקנים ו-3 משאבים. ערכי השחקנים למשאבים נתונים בטבלה:</text:p>
      <text:p text:style-name="P90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2">עץ</text:p>
          </table:table-cell>
          <table:table-cell table:style-name="Table1.A1" office:value-type="string">
            <text:p text:style-name="P62">פלדה</text:p>
          </table:table-cell>
          <table:table-cell table:style-name="Table1.D1" office:value-type="string">
            <text:p text:style-name="P62">נפט</text:p>
          </table:table-cell>
        </table:table-row>
        <table:table-row>
          <table:table-cell table:style-name="Table1.A2" office:value-type="string">
            <text:p text:style-name="P66">עמי</text:p>
          </table:table-cell>
          <table:table-cell table:style-name="Table1.A2" office:value-type="string">
            <text:p text:style-name="P60">4</text:p>
          </table:table-cell>
          <table:table-cell table:style-name="Table1.A2" office:value-type="string">
            <text:p text:style-name="P60">3</text:p>
          </table:table-cell>
          <table:table-cell table:style-name="Table1.D2" office:value-type="string">
            <text:p text:style-name="P60">2</text:p>
          </table:table-cell>
        </table:table-row>
        <table:table-row table:style-name="Table1.3">
          <table:table-cell table:style-name="Table1.A2" office:value-type="string">
            <text:p text:style-name="P66">תמי</text:p>
          </table:table-cell>
          <table:table-cell table:style-name="Table1.A2" office:value-type="string">
            <text:p text:style-name="P60">6</text:p>
          </table:table-cell>
          <table:table-cell table:style-name="Table1.A2" office:value-type="string">
            <text:p text:style-name="P60">7</text:p>
          </table:table-cell>
          <table:table-cell table:style-name="Table1.D2" office:value-type="string">
            <text:p text:style-name="P60">8</text:p>
          </table:table-cell>
        </table:table-row>
      </table:table>
      <text:p text:style-name="P88"/>
      <text:p text:style-name="P5">החלוקה <text:span text:style-name="T37">X (</text:span>הממקסמת את מכפלת הערכים<text:span text:style-name="T77">)</text:span> היא:</text:p>
      <text:list xml:id="list3556629417" text:style-name="L4">
        <text:list-item>
          <text:p text:style-name="P112">עמי מקבל את כל העץ ו-40% מהפלדה (ערך = 5.2).</text:p>
        </text:list-item>
        <text:list-item>
          <text:p text:style-name="P112">תמי מקבלת את כל הנפט <text:span text:style-name="T75">ו</text:span>-60% מהפלדה (ערך = 12.2).</text:p>
        </text:list-item>
      </text:list>
      <text:p text:style-name="P6">בלי עמי, המכפלה של השחקנים האחרים היא פשוט הערך של תמי = 21. לכן היחס r עבור עמי הוא 12.2/21 = 0.581. </text:p>
      <text:p text:style-name="P6">בלי תמי, המכפלה של השחקנים האחרים היא פשוט הערך של עמי = 9. לכן היחס r עבור תמי הוא 5.2/9 = 0.578.</text:p>
      <text:p text:style-name="P6">לכן החלוקה הסופית היא:</text:p>
      <text:list xml:id="list639342075" text:style-name="L5">
        <text:list-item>
          <text:p text:style-name="P113">עמי מקבל 58.1% <text:s/>מהעץ, <text:s text:c="3"/><text:span text:style-name="T78">ועוד</text:span> 40%*0.581 <text:s/>שהם כ 23% מהפלדה.</text:p>
        </text:list-item>
        <text:list-item>
          <text:p text:style-name="P113"><text:soft-page-break/>תמי מקבלת 57.8% מהנפט, <text:s text:c="2"/>ו<text:span text:style-name="T78">עוד</text:span> 60%*0.578 <text:s/><text:span text:style-name="T79">שהם </text:span>כ 35% מהפלדה.</text:p>
        </text:list-item>
        <text:list-item>
          <text:p text:style-name="P113">שאר המשאבים <text:span text:style-name="T53">(בערך 42% מהעץ והנפט, ו32% מהפלדה) נשארים לא מחולקים, או נתרמים לצדקה</text:span>.</text:p>
        </text:list-item>
      </text:list>
      <text:p text:style-name="P6">עד כאן הדוגמה. ועכשיו השאלה:</text:p>
      <text:p text:style-name="P6">הוכיחו שהאלגוריתם הנ"ל הוא מגלה-אמת, <text:span text:style-name="T52">לכל מספר של שחקנים ומשאבים</text:span>.</text:p>
      <text:p text:style-name="P6"/>
      <text:p text:style-name="P29">פתרון:</text:p>
      <text:p text:style-name="P50"><text:span text:style-name="T1">א. <text:s/></text:span><text:span text:style-name="T8">כפי שהוכחנו </text:span><text:span text:style-name="T16">בשיעור</text:span><text:span text:style-name="T8">, </text:span><text:span text:style-name="T7">האלגוריתם הממקסם את </text:span><text:span text:style-name="T13">מכפלת הערכים </text:span><text:span text:style-name="T9">תמיד מחזיר</text:span><text:span text:style-name="T7"> חלוקה ללא קנאה. <text:s/></text:span><text:span text:style-name="T5">אם יש </text:span><text:span text:style-name="T7">רק </text:span><text:span text:style-name="T5">משאב אחד, </text:span><text:span text:style-name="T7">אז החלוקה ללא קנאה </text:span><text:span text:style-name="T22">היחידה </text:span><text:span text:style-name="T7">היא החלוקה שבה כל שחקן מקבל כמות שווה מהמשאב </text:span><text:span text:style-name="T10">(</text:span><text:span text:style-name="T104">1/n)</text:span><text:span text:style-name="T7">. מכאן שהחלוקה לא תלויה בערכים שאומרים השחקנים. לכן האלגוריתם </text:span><text:span text:style-name="T17">מגלה אמת</text:span><text:span text:style-name="T7">.</text:span></text:p>
      <text:list xml:id="list3756056021" text:style-name="L6">
        <text:list-item>
          <text:p text:style-name="P114"><text:span text:style-name="T28">ש</text:span><text:span text:style-name="T23">ימו לב</text:span><text:span text:style-name="T1">: היו סטודנטים שכתבו שהשאלה טריביאלית כי מכפלה של מספר אחד היא המספר עצמו. </text:span><text:span text:style-name="T11">זו לא סיבה נכונה.</text:span><text:span text:style-name="T1"> לדוגמה, האלגוריתם הממקסם את </text:span><text:span text:style-name="T21">סכום</text:span><text:span text:style-name="T23"> </text:span><text:span text:style-name="T1">הערכים אינו מגלה-אמת – </text:span><text:span text:style-name="T12">לכל שחקן כדאי להגיד מספר גבוה ככל האפשר.</text:span></text:p>
        </text:list-item>
      </text:list>
      <text:p text:style-name="P115"/>
      <text:p text:style-name="P49"><text:span text:style-name="T7">ב. </text:span><text:span text:style-name="T1">נוכיח ע"י דוגמה. </text:span><text:span text:style-name="T6">נניח שהערכים האמיתיים הם:</text:span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65"/>
          </table:table-cell>
          <table:table-cell table:style-name="Table3.A1" office:value-type="string">
            <text:p text:style-name="P63">עץ</text:p>
          </table:table-cell>
          <table:table-cell table:style-name="Table3.C1" office:value-type="string">
            <text:p text:style-name="P63">פלדה</text:p>
          </table:table-cell>
        </table:table-row>
        <table:table-row>
          <table:table-cell table:style-name="Table3.A2" office:value-type="string">
            <text:p text:style-name="P67">עמי</text:p>
          </table:table-cell>
          <table:table-cell table:style-name="Table3.A2" office:value-type="string">
            <text:p text:style-name="P61">2</text:p>
          </table:table-cell>
          <table:table-cell table:style-name="Table3.C2" office:value-type="string">
            <text:p text:style-name="P61">2</text:p>
          </table:table-cell>
        </table:table-row>
        <table:table-row table:style-name="Table3.3">
          <table:table-cell table:style-name="Table3.A2" office:value-type="string">
            <text:p text:style-name="P67">תמי</text:p>
          </table:table-cell>
          <table:table-cell table:style-name="Table3.A2" office:value-type="string">
            <text:p text:style-name="P61">0</text:p>
          </table:table-cell>
          <table:table-cell table:style-name="Table3.C2" office:value-type="string">
            <text:p text:style-name="P61">4</text:p>
          </table:table-cell>
        </table:table-row>
      </table:table>
      <text:p text:style-name="P89"/>
      <text:p text:style-name="P91">בחלוקה הממקסמת את מכפלת הערכים, עמי מקבל את כל העץ. נניח שהוא מקבל x פלדה. אז מכפלת הערכים היא:</text:p>
      <text:p text:style-name="P98"><text:span text:style-name="T41">(2x+2)*4(1-x) = 8(1+x)(1-x) = 8*</text:span><text:span text:style-name="T45">(1-x^2)</text:span></text:p>
      <text:p text:style-name="P91">המקסימום מתקבל עבור x=0. כלומר תמי מקבלת את כל הפלדה. הערך של עמי הוא 2 ושל תמי 4.</text:p>
      <text:p text:style-name="P91"/>
      <text:p text:style-name="P85"><text:span text:style-name="T41">עכשיו נניח שעמי משקר ואומר שהפלדה שווה עבורו </text:span><text:span text:style-name="T44">4</text:span><text:span text:style-name="T41">. הוא עדיין מקבל את כל העץ, ועכשיו מכפלת הערכים היא:</text:span></text:p>
      <text:p text:style-name="P98"><text:span text:style-name="T41">(</text:span><text:span text:style-name="T45">4</text:span><text:span text:style-name="T41">x+</text:span><text:span text:style-name="T45">2</text:span><text:span text:style-name="T41">)*4(1-x) = 8(</text:span><text:span text:style-name="T45">2x</text:span><text:span text:style-name="T41">+</text:span><text:span text:style-name="T45">1</text:span><text:span text:style-name="T41">)(1-x) = </text:span><text:span text:style-name="T44">8*(</text:span><text:span text:style-name="T46">1+x-2x^2</text:span><text:span text:style-name="T44">).</text:span></text:p>
      <text:p text:style-name="P86"><text:span text:style-name="T44">ג</text:span><text:span text:style-name="T41">וזרים ומשווים לאפס ומקבלים </text:span><text:span text:style-name="T46">שהמקסימום הוא x=1/4. כלומר עכשיו עמי מקבל את כל העץ ו-1/4 מהפלדה והערך שלו גדול יותר. </text:span></text:p>
      <text:p text:style-name="P92"/>
      <text:p text:style-name="P87"><text:span text:style-name="T49">ג</text:span><text:span text:style-name="T41">. </text:span><text:span text:style-name="T47">ההוכחה דומה להוכחה של משפט </text:span><text:span text:style-name="T50">VCG שלמדנו בשיעור, רק במקום סכום משתמשים במכפלה</text:span><text:span text:style-name="T47">.</text:span></text:p>
      <text:p text:style-name="P93">הערך הכולל של כל שחקן i שווה למכפלה של הגורמים הבאים:</text:p>
      <text:list xml:id="list1160515832" text:style-name="L7">
        <text:list-item>
          <text:p text:style-name="P126"><text:span text:style-name="T41">הערך שהוא מקבל בחלוקה </text:span><text:span text:style-name="T48">X, כפול -</text:span></text:p>
        </text:list-item>
        <text:list-item>
          <text:p text:style-name="P127">הערך ששאר השחקנים מקבלים בחלוקה X, חלקי -</text:p>
        </text:list-item>
        <text:list-item>
          <text:p text:style-name="P127">הערך ששאר השחקנים מקבלים בחלוקה Yi.</text:p>
        </text:list-item>
      </text:list>
      <text:p text:style-name="P94"><text:soft-page-break/>זה שווה למכפלה הבאה:</text:p>
      <text:list xml:id="list1142268702" text:style-name="L8">
        <text:list-item>
          <text:p text:style-name="P128">הערך של כל השחקנים במכפלה X, חלקי - </text:p>
        </text:list-item>
        <text:list-item>
          <text:p text:style-name="P128">גורם כלשהו שאינו תלוי כלל בהכרזה של שחקן i.</text:p>
        </text:list-item>
      </text:list>
      <text:p text:style-name="P94">לכן, השחקן ממקסם את הערך שלו כאשר הוא ממקסם את מכפלת הערכים של כל השחקנים במכפלה X. וזה בדיוק מה שהאלגוריתם עושה כשהשחקן דובר אמת.</text:p>
      <text:p text:style-name="P94"/>
      <text:p text:style-name="P94"/>
      <text:p text:style-name="P93"/>
      <text:p text:style-name="P89"/>
      <text:p text:style-name="P101">שאלה <text:span text:style-name="T69">3</text:span> [20 נק']. נוסעים ונהגים</text:p>
      <text:p text:style-name="P2">שמונה נוסעים עומדים באותה תחנה ורוצים להגיע לאותו מקום. כל אחד מהם מייחס ערך אחר (בשקלים) לנסיעה: יש נוסעים שחשוב להם להגיע בדחיפות, ויש נוסעים שפחות ממהרים. הערך של נוסע שנשאר בתחנה הוא אפס. הערך של נוסע שנוסע ליעד הוא חיובי ו<text:span text:style-name="T18">אינו תלוי </text:span>בנהג שלוקח אותו. </text:p>
      <text:p text:style-name="P2">שמונה נהגי <text:span text:style-name="T62">מוניות</text:span> מגיעים לאותה תחנה. כל אחד מהם מייחס עלות אחרת (בשקלים) לנסיעה: יש נהגים שהמונית שלהם מבזבזת הרבה דלק ו/או הזמן שלהם יקר, ויש נהגים שפחות ממהרים ו/או המונית שלהם יותר חסכונית. <text:s/>העלות של נהג שנשאר בתחנה היא אפס. העלות של נהג שנוסע ליעד היא חיובית, והיא <text:span text:style-name="T18">אינה תלויה </text:span>בנוסע שהוא לוקח.</text:p>
      <text:p text:style-name="P2">עליכם להחליט אילו נהגים ונוסעים ייסעו, ואילו נהגים ונוסעים יישארו בתחנה.</text:p>
      <text:p text:style-name="P2">א [10 נק']. נניח שערכי הנוסעים ועלויות הנהגים ידועים לכם, והם:</text:p>
      <text:list xml:id="list193803749863680" text:continue-list="list3339186936" text:style-name="WWNum2">
        <text:list-item>
          <text:p text:style-name="P116">ערכי הנוסעים: 19, 5, 15, 7, 11, 3, 1, 9.</text:p>
        </text:list-item>
        <text:list-item>
          <text:p text:style-name="P116">עלויות הנהגים: 6, 8, 18, 16, 2, 4, 14, 12.</text:p>
        </text:list-item>
      </text:list>
      <text:p text:style-name="P7">חשבו התאמה בין נוסעים לנהגים, הממקסמת את <text:span text:style-name="T56">הרווחה החברתית (= סכום הערכים של כל המשתתפים)</text:span>. <text:span text:style-name="T54">הסבירו את אופן החישוב: איך החלטתם מי נוהג ומי נוסע ומדוע?</text:span></text:p>
      <text:p text:style-name="P8">ב [10 נק']. נניח שערכי הנוסעים ועלויות הנהגים לא ידועים לכם. תארו אלגוריתם <text:span text:style-name="T18">אמיתי</text:span> הממקסם את סכום הערכים. <text:span text:style-name="T55">הסבירו בפירוט איך מחליטים מי נוהג ומי נוסע, איך מחליטים כמה משלם כל נוסע וכמה מקבל כל נהג. <text:s/></text:span></text:p>
      <text:p text:style-name="P44">הדגימו את האלגוריתם על המספרים של סעיף א.</text:p>
      <text:p text:style-name="P39"><text:span text:style-name="T23">פתרון</text:span>:</text:p>
      <text:p text:style-name="P39">א. הבעיה דומה למכרז בשוק דו-צדדי. <text:s/>צריך לסדר את הנוסעים בסדר יורד ואת הנהגים בסדר עולה, ולהתאים נוסע לנהג כל עוד הערך של הנוסע גדול מהעלות של הנהג. במקרה שלנו, הערכים המסודרים הם:</text:p>
      <text:list xml:id="list193803361064205" text:continue-numbering="true" text:style-name="WWNum2">
        <text:list-item>
          <text:p text:style-name="P117">ערכי הנוסעים: <text:span text:style-name="T23">19, 15, 11, </text:span><text:span text:style-name="T27">9</text:span><text:span text:style-name="T80">, 7, 5, </text:span>3, 1.</text:p>
        </text:list-item>
        <text:list-item>
          <text:p text:style-name="P117">עלויות הנהגים: <text:span text:style-name="T27">2, 4, </text:span><text:span text:style-name="T23">6, 8</text:span>, <text:span text:style-name="T80">12, 14, 16, 18.</text:span></text:p>
        </text:list-item>
      </text:list>
      <text:p text:style-name="P39"><text:soft-page-break/>ארבעת הנוסעים הגבוהים (19, 15, 11, 9) נוסעים עם ארבעת הנהגים הנמוכים (2, 4, 6, 8) – לא משנה מי נוסע עם מי. <text:span text:style-name="T109">הרווחה החברתית היא סכום ערכי הנוסעים (54) פחות סכום ערכי הנהגים (20) סה"כ 34.</text:span></text:p>
      <text:p text:style-name="P40">כל זוג נוסף שנצרף, רק יקטין את סכום הערכים.</text:p>
      <text:p text:style-name="P41">ב. <text:span text:style-name="T81">נשתמש באלגוריתם </text:span><text:span text:style-name="T31">VCG</text:span><text:span text:style-name="T81">. נבחר את ההתאמה הממקסמת את סכום הערכים כמו בסעיף א. לכל נוסע ונהג, נחשב מה היה קורה בלעדיו ונחשב את </text:span><text:span text:style-name="T31">תשלומי וק"ג</text:span><text:span text:style-name="T81"> כמו שלמדנו בכיתה. במקרה שלנו, התוצאה תהיה:</text:span></text:p>
      <text:list xml:id="list2061224625" text:style-name="L9">
        <text:list-item>
          <text:p text:style-name="P118">כל נוסע משלם 8 – כי בלעדיו הנהג 8 לא היה צריך לנהוג.</text:p>
        </text:list-item>
        <text:list-item>
          <text:p text:style-name="P118">כל נהג מקבל 9 – כי בלעדיו הנוסע 9 לא היה נוסע.</text:p>
        </text:list-item>
      </text:list>
      <text:p text:style-name="P52"><text:span text:style-name="T23">שימו לב</text:span>: כל נוסע שנבחר חייב לשלם את את אותו תשלום – אחרת זה לא יהיה אמיתי (אם נוסע יכול להיבחר עם תשלום נמוך יותר, הוא יעשה את זה). <text:s/>באותו אופן, כל נהג שנבחר חייב לקבל את אותו תשלום – אחרת זה לא יהיה אמיתי (אם נהג יכול להיבחר ולקבל תשלום גבוה יותר, הוא יעשה את זה).</text:p>
      <text:p text:style-name="P99"/>
      <text:p text:style-name="Heading_20_2">שאלה <text:span text:style-name="T69">4</text:span> [20 נק']. <text:span text:style-name="T57">תוכנית למיקסום רווח</text:span></text:p>
      <text:p text:style-name="P9">נתונה המחלקה הבאה, המייצגת קונה פוטנציאלי במכרז על חפץ יחיד:</text:p>
      <text:p text:style-name="P69">class Buyer:</text:p>
      <text:p text:style-name="P69"><text:tab/><text:span text:style-name="T57">name: str </text:span></text:p>
      <text:p text:style-name="P69"><text:tab/>lowest_value: float</text:p>
      <text:p text:style-name="P69"><text:tab/>highest_value: float</text:p>
      <text:p text:style-name="P69"><text:tab/>reported_value: float</text:p>
      <text:p text:style-name="P10">לכל קונה, השדות <text:span text:style-name="T58">lowest_value, highest_value</text:span> מייצגים את ההתפלגו<text:span text:style-name="T57">ת. </text:span>הערך של כל קונה הוא משתנה אקראי הלקוח מהתפלגות אחידה <text:span text:style-name="T57">בין </text:span><text:span text:style-name="T59">lowest_value</text:span><text:span text:style-name="T57"> ל </text:span><text:span text:style-name="T59">highest_value</text:span><text:span text:style-name="T57">. <text:s text:c="2"/>השדה </text:span><text:span text:style-name="T59">reported_value</text:span><text:span text:style-name="T57"> מייצג את הערך שדיווח הקונה עצמו. השדה </text:span><text:span text:style-name="T59">name</text:span><text:span text:style-name="T57"> מייצג את שם הקונה, ונועד לצורך תצוגה בלבד.</text:span></text:p>
      <text:p text:style-name="P11">עליכם לבצע מכרז אמיתי הממקסם את תוחלת הרווח של המוכר.</text:p>
      <text:p text:style-name="P11">א <text:s/>[10 נק']. כתבו <text:span text:style-name="T60">פונקציה </text:span>(בפייתון או בשפה אחרת) לביצוע המכרז. כותרת הפונקציה:</text:p>
      <text:p text:style-name="P72">def maximize_profit (buyers: List[Buyer]): …</text:p>
      <text:p text:style-name="P12">הפונקציה צריכה לכתוב מי זוכה <text:span text:style-name="T60">בחפץ, </text:span>וכמה <text:span text:style-name="T60">הוא משלם. לדוגמה:</text:span></text:p>
      <text:p text:style-name="P74"><text:span text:style-name="T67">Tami</text:span> wins and pays 3<text:span text:style-name="T82">0</text:span></text:p>
      <text:p text:style-name="P15">הערה: מותר לכם להוסיף שדות למחלקה Buyer אם זה עוזר לכם.</text:p>
      <text:p text:style-name="P15"/>
      <text:p text:style-name="P13">ב [10 נק']. הדגימו את פעולת הפונקציה שכתבתם על הקלט הבא. <text:span text:style-name="T66">פרטו את כל שלבי החישוב.</text:span></text:p>
      <text:p text:style-name="P79">buyers[0]:</text:p>
      <text:p text:style-name="P79"><text:tab/>name: "Ami"</text:p>
      <text:p text:style-name="P78"><text:tab/>lowest_value: <text:span text:style-name="T60">0</text:span></text:p>
      <text:p text:style-name="P80"><text:tab/>highest_value: <text:span text:style-name="T60">20</text:span></text:p>
      <text:p text:style-name="P70"><text:tab/>reported_value: 13</text:p>
      <text:p text:style-name="P79">buyers[1]:</text:p>
      <text:p text:style-name="P79"><text:tab/>name: "T<text:span text:style-name="T61">a</text:span>mi"</text:p>
      <text:p text:style-name="P78"><text:tab/>lowest_value: <text:span text:style-name="T61">10</text:span></text:p>
      <text:p text:style-name="P81"><text:tab/>highest_value: <text:span text:style-name="T61">30</text:span></text:p>
      <text:p text:style-name="P71"><text:tab/>reported_value: 14</text:p>
      <text:p text:style-name="P74"><text:soft-page-break/></text:p>
      <text:p text:style-name="P14"><text:span text:style-name="T23">פתרון</text:span>:</text:p>
      <text:p text:style-name="P15">א. <text:span text:style-name="T111">צריך להפעיל את אלגוריתם </text:span><text:span text:style-name="T30">מאירסון </text:span><text:span text:style-name="T14">עם כלל-הבחירה </text:span><text:span text:style-name="T30">מיקסום סכום הערכים הוירטואליים</text:span><text:span text:style-name="T14">, ולחשב את </text:span><text:span text:style-name="T30">תשלומי הסף</text:span><text:span text:style-name="T14">.</text:span></text:p>
      <text:p text:style-name="P119"/>
      <text:p text:style-name="P73">def maximize_profit (buyers: List[Buyer]):</text:p>
      <text:p text:style-name="P16">### <text:span text:style-name="T83">נוסיף למחלקה Buyer שדה virtual_value, שערכו מחושב ע"פ הנוסחה שחישבנו במטלה: </text:span>###</text:p>
      <text:p text:style-name="P73"><text:tab/><text:span text:style-name="T83">for b in buyers:</text:span></text:p>
      <text:p text:style-name="P73"><text:tab/><text:tab/><text:span text:style-name="T83">b.virtual_value = 2*b.reported_value – b.highest_value</text:span></text:p>
      <text:p text:style-name="P16">### נסדר את הקונים בסדר יורד של הערך הוירטואלי<text:span text:style-name="T83">: </text:span>###</text:p>
      <text:p text:style-name="P73"><text:tab/><text:span text:style-name="T84">sort(buyers, key=lambda b: b.virtual_value, reverse=True)</text:span></text:p>
      <text:p text:style-name="P16">### הזוכה הוא הקונה עם הערך הוירטואלי הגדול ביותר, בתנאי שהוא מעל 0<text:span text:style-name="T83">: </text:span>###</text:p>
      <text:p text:style-name="P75"><text:tab/>if buyers[0].virtual_value &lt; 0:</text:p>
      <text:p text:style-name="P75"><text:tab/><text:tab/>print("No one wins!")</text:p>
      <text:p text:style-name="P75"><text:tab/>else:</text:p>
      <text:p text:style-name="P16">### הקונה הראשון זוכה. צריך לחשב את המחיר לפי הקונה השני<text:span text:style-name="T83">: </text:span>###<text:tab/><text:tab/></text:p>
      <text:p text:style-name="P75"><text:tab/><text:tab/>if buyers[1].virtual_value ≥ 0:</text:p>
      <text:p text:style-name="P17">### <text:span text:style-name="T85">ערך הסף הוא פתרון המשוואה 2v-highest_value = r: </text:span>###<text:tab/><text:tab/></text:p>
      <text:p text:style-name="P76"><text:tab/><text:tab/><text:tab/>price <text:span text:style-name="T85">= (</text:span>buyers[1].virtual_value<text:span text:style-name="T85">+<text:line-break/> <text:s text:c="23"/></text:span>buyers[0].<text:span text:style-name="T85">highest</text:span>_value<text:span text:style-name="T85">)/2</text:span></text:p>
      <text:p text:style-name="P75"><text:tab/><text:tab/>else:</text:p>
      <text:p text:style-name="P18">### <text:span text:style-name="T85">ערך הסף הוא פתרון המשוואה 2v-highest_value = 0: </text:span>###<text:tab/><text:tab/></text:p>
      <text:p text:style-name="P77"><text:tab/><text:tab/><text:tab/>price <text:span text:style-name="T85">= (</text:span>buyers[0].<text:span text:style-name="T85">highest</text:span>_value<text:span text:style-name="T85">)/2</text:span></text:p>
      <text:p text:style-name="P77"><text:tab/><text:tab/>print(buyers[0].name + " wins and pays "+str(price))</text:p>
      <text:p text:style-name="P68"/>
      <text:p text:style-name="P45">ב. הערכים הוירטואליים, לפי הנוסחה, הם: עמי = 6, תמי = -<text:span text:style-name="T110">2</text:span>. <text:s/>לכן עמי הוא קונה 0 ותמי היא קונה 1, ועמי זוכה.</text:p>
      <text:p text:style-name="P51">כיוון שהערך הוירטואלי של תמי קטן מאפס, ערך הסף של עמי נקבע לפי פתרון המשוואה 2v-20=0, כלומר עמי משלם 10. <text:span text:style-name="T86">הפלט הוא: <text:s text:c="6"/></text:span><text:span text:style-name="T29">Ami wins </text:span><text:span text:style-name="T15">and pays</text:span><text:span text:style-name="T29"> 10</text:span><text:span text:style-name="T86">.</text:span></text:p>
      <text:p text:style-name="P68"><text:soft-page-break/></text:p>
      <text:p text:style-name="P103"/>
      <text:p text:style-name="P102">שאלה <text:span text:style-name="T87">5</text:span> [20 נק']. <text:span text:style-name="T87">חלוקת עלויות</text:span></text:p>
      <text:p text:style-name="P20"/>
      <text:p text:style-name="P21">א [10 נק']. נתונה בעיה של חלוקת עלויות בין 4 אנשים, עם פרמטרים w,x,y,z, <text:span text:style-name="T89">כאשר</text:span></text:p>
      <text:p text:style-name="P25">w &lt; x &lt; y &lt; z, וכן:</text:p>
      <text:list xml:id="list1149521048" text:style-name="L10">
        <text:list-item>
          <text:p text:style-name="P120">העלות של הקבוצה הריקה היא 0;</text:p>
        </text:list-item>
        <text:list-item>
          <text:p text:style-name="P120">העלות של כל תת-קבוצה עם אדם אחד היא w;</text:p>
        </text:list-item>
        <text:list-item>
          <text:p text:style-name="P120">העלות של כל תת-קבוצה עם שני אנשים היא x;</text:p>
        </text:list-item>
        <text:list-item>
          <text:p text:style-name="P120">העלות של כל תת-קבוצה עם שלושה אנשים היא y;</text:p>
        </text:list-item>
        <text:list-item>
          <text:p text:style-name="P120">העלות של כל תת-קבוצה עם ארבעה אנשים היא z.</text:p>
        </text:list-item>
      </text:list>
      <text:p text:style-name="P22">כתבו ביטוי <text:span text:style-name="T93">לתשלום שכל אחד צריך לשלם לפי כלל </text:span>שאפלי, כפונקציה של הפרמטרים w, x, y, z. <text:span text:style-name="T94">נמקו.</text:span></text:p>
      <text:p text:style-name="P19"/>
      <text:p text:style-name="P20">ב [10 נק']. נתונה בעיה של חלוקת עלויות בין 4 אנשים, עם פרמטרים w,x,y,z, <text:span text:style-name="T89">כאשר</text:span></text:p>
      <text:p text:style-name="P25">w &lt; x &lt; y &lt; z, וכן:</text:p>
      <text:list xml:id="list193804534588956" text:continue-numbering="true" text:style-name="L10">
        <text:list-item>
          <text:p text:style-name="P120">העלות של הקבוצה הריקה היא 0;</text:p>
        </text:list-item>
        <text:list-item>
          <text:p text:style-name="P120">העלות של כל תת-קבוצה הכוללת את אדם מספר 1 היא <text:span text:style-name="T90">z</text:span>;</text:p>
        </text:list-item>
        <text:list-item>
          <text:p text:style-name="P120">העלות של כל תת-קבוצה הכוללת את אדם מספר 2 אבל לא את 1 היא <text:span text:style-name="T90">y</text:span>;</text:p>
        </text:list-item>
        <text:list-item>
          <text:p text:style-name="P120">העלות של כל תת-קבוצה הכוללת את אדם מספר 3 אבל לא את 1,2 היא <text:span text:style-name="T90">x</text:span>;</text:p>
        </text:list-item>
        <text:list-item>
          <text:p text:style-name="P120">העלות של תת-הקבוצה הכוללת <text:span text:style-name="T92">רק </text:span>את אדם מספר 4 היא <text:span text:style-name="T90">w</text:span>.</text:p>
        </text:list-item>
      </text:list>
      <text:p text:style-name="P23">כתבו ביטוי <text:span text:style-name="T93">לתשלום שכל אחד צריך לשלם לפי כלל </text:span>שאפלי, כפונקציה של הפרמטרים w, x, y, z. <text:span text:style-name="T94">נמקו.</text:span></text:p>
      <text:p text:style-name="P20"/>
      <text:p text:style-name="P24"><text:span text:style-name="T23">פתרון</text:span>:</text:p>
      <text:p text:style-name="P24">א. בסעיף זה כל השחקנים הם סימטריים – העלות השולית של כל שחקן היא זהה. לכן לפי עקרון הסימטריה ערך שאפלי של כולם זהה. כיוון שהם צריכים לכסות את כל העלות של 4 אנשים, התשלום לכל שחקן הוא בדיוק <text:span text:style-name="T23">z/4</text:span>.</text:p>
      <text:p text:style-name="P24">ב. <text:span text:style-name="T88">בסעיף זה מבנה העלויות הוא זהה לבעיית מסלול-ההמראה כאשר עלויות הקטעים הן:</text:span></text:p>
      <text:list xml:id="list1786896929" text:style-name="L11">
        <text:list-item>
          <text:p text:style-name="P121"><text:soft-page-break/>קטע ראשון – <text:span text:style-name="T91">w</text:span>; <text:span text:style-name="T91">כולם מתחלקים.</text:span></text:p>
        </text:list-item>
        <text:list-item>
          <text:p text:style-name="P122"><text:span text:style-name="T89">קטע שני – </text:span>x-w<text:span text:style-name="T89">; </text:span>מתחלק בין 1,2,3</text:p>
        </text:list-item>
        <text:list-item>
          <text:p text:style-name="P121">קטע שלישי: <text:span text:style-name="T91">y-x; מתחלק בין 1,2</text:span></text:p>
        </text:list-item>
        <text:list-item>
          <text:p text:style-name="P122">קטע רביעי: z-y; רק 1 משלם.</text:p>
        </text:list-item>
      </text:list>
      <text:p text:style-name="P26">סה"כ <text:span text:style-name="T108">התשלומים הם </text:span><text:span text:style-name="T107">(היה צריך לכתוב ביטוי נפרד לכל שחקן):</text:span></text:p>
      <text:p text:style-name="P26">* אדם מספר 4 משלם <text:span text:style-name="T23">w/4</text:span>;</text:p>
      <text:p text:style-name="P26">* אדם מספר 3 משלם <text:span text:style-name="T23">w/4 + (x-w)/3</text:span>;</text:p>
      <text:p text:style-name="P26">* אדם מספר <text:span text:style-name="T108">2</text:span> משלם <text:span text:style-name="T23">w/4 + (x-w)/</text:span><text:span text:style-name="T106">3 + (y-x)/2</text:span>;</text:p>
      <text:p text:style-name="P26">* אדם מספר <text:span text:style-name="T105">1</text:span> משלם <text:s/><text:span text:style-name="T23">w/4 + (x-w)/</text:span><text:span text:style-name="T106">3 + (y-x)/2 + (z-y)</text:span>;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1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1" style:font-family-complex="'Nachlieli CLM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avid CLM1" style:font-family-complex="'David CLM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family-generic="roman" style:font-pitch="variable" fo:font-size="18pt" fo:language="en" fo:country="US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achlieli CLM" fo:font-family="'Nachlieli CLM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2" style:display-name="Default_2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3" style:display-name="Default_3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4" style:display-name="Default_4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weight="bold" style:letter-kerning="false" style:font-name-asian="DejaVu Sans" style:font-family-asian="'DejaVu Sans'" style:font-family-generic-asian="system" style:font-pitch-asian="variable" style:font-size-asian="12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style="italic" style:letter-kerning="false" style:font-name-asian="DejaVu Sans" style:font-family-asian="'DejaVu Sans'" style:font-family-generic-asian="system" style:font-pitch-asian="variable" style:font-size-asian="12pt" style:language-asian="en" style:country-asian="US" style:font-style-asian="italic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Notizen" style:display-name="Title1~LT~Notizen" style:family="paragraph" style:default-outline-level="">
      <style:paragraph-properties fo:margin-top="0.1102in" fo:margin-bottom="0in" loext:contextual-spacing="false" style:line-height-at-least="0.4327in" fo:text-align="start" style:justify-single-word="false" fo:orphans="2" fo:widows="2" style:writing-mode="lr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Untertitel" style:display-name="Title1~LT~Untertitel" style:family="paragraph" style:default-outline-level="">
      <style:paragraph-properties fo:margin-left="0.6618in" fo:margin-right="0in" fo:margin-top="0.1701in" fo:margin-bottom="0in" loext:contextual-spacing="false" style:line-height-at-least="0.4327in" fo:text-align="center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68%" fo:text-align="end" style:justify-single-word="false" fo:orphans="2" fo:widows="2" style:writing-mode="rl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9" style:display-name="Title1~LT~Gliederung 9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8" style:display-name="Title1~LT~Gliederung 8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7" style:display-name="Title1~LT~Gliederung 7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6" style:display-name="Title1~LT~Gliederung 6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5" style:display-name="Title1~LT~Gliederung 5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4" style:display-name="Title1~LT~Gliederung 4" style:family="paragraph" style:default-outline-level="">
      <style:paragraph-properties fo:margin-left="3.0866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0866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3" style:display-name="Title1~LT~Gliederung 3" style:family="paragraph" style:default-outline-level="">
      <style:paragraph-properties fo:margin-left="2.2047in" fo:margin-right="0in" fo:margin-top="0.147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2.2047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2" style:display-name="Title1~LT~Gliederung 2" style:family="paragraph" style:default-outline-level="">
      <style:paragraph-properties fo:margin-left="1.4335in" fo:margin-right="0in" fo:margin-top="0.1591in" fo:margin-bottom="0in" loext:contextual-spacing="false" style:line-height-at-least="0.4327in" fo:text-align="end" style:justify-single-word="false" fo:orphans="2" fo:widows="2" fo:text-indent="-0.5516in" style:auto-text-indent="false" style:writing-mode="rl-tb">
        <style:tab-stops>
          <style:tab-stop style:position="1.4335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1" style:display-name="Title1~LT~Gliederung 1" style:family="paragraph" style:default-outline-level="">
      <style:paragraph-properties fo:margin-left="0.6618in" fo:margin-right="0in" fo:margin-top="0.1701in" fo:margin-bottom="0in" loext:contextual-spacing="false" style:line-height-at-least="0.4327in" fo:text-align="end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9" style:display-name="Master1-Layout9-picTx-תמונה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8" style:display-name="Master1-Layout9-picTx-תמונה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7" style:display-name="Master1-Layout9-picTx-תמונה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6" style:display-name="Master1-Layout9-picTx-תמונה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5" style:display-name="Master1-Layout9-picTx-תמונה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4" style:display-name="Master1-Layout9-picTx-תמונה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3" style:display-name="Master1-Layout9-picTx-תמונה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2" style:display-name="Master1-Layout9-picTx-תמונה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9" style:display-name="Master1-Layout8-objTx-תוכן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8" style:display-name="Master1-Layout8-objTx-תוכן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7" style:display-name="Master1-Layout8-objTx-תוכן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6" style:display-name="Master1-Layout8-objTx-תוכן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5" style:display-name="Master1-Layout8-objTx-תוכן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4" style:display-name="Master1-Layout8-objTx-תוכן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3" style:display-name="Master1-Layout8-objTx-תוכן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2" style:display-name="Master1-Layout8-objTx-תוכן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Notizen" style:display-name="Master1-Layout7-blank-ריק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9" style:display-name="Master1-Layout7-blank-ריק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8" style:display-name="Master1-Layout7-blank-ריק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7" style:display-name="Master1-Layout7-blank-ריק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6" style:display-name="Master1-Layout7-blank-ריק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5" style:display-name="Master1-Layout7-blank-ריק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4" style:display-name="Master1-Layout7-blank-ריק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3" style:display-name="Master1-Layout7-blank-ריק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2" style:display-name="Master1-Layout7-blank-ריק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9" style:display-name="Master1-Layout6-titleOnly-כותרת-בלבד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8" style:display-name="Master1-Layout6-titleOnly-כותרת-בלבד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7" style:display-name="Master1-Layout6-titleOnly-כותרת-בלבד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6" style:display-name="Master1-Layout6-titleOnly-כותרת-בלבד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5" style:display-name="Master1-Layout6-titleOnly-כותרת-בלבד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4" style:display-name="Master1-Layout6-titleOnly-כותרת-בלבד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3" style:display-name="Master1-Layout6-titleOnly-כותרת-בלבד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2" style:display-name="Master1-Layout6-titleOnly-כותרת-בלבד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9" style:display-name="Master1-Layout5-twoTxTwoObj-השווא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8" style:display-name="Master1-Layout5-twoTxTwoObj-השווא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7" style:display-name="Master1-Layout5-twoTxTwoObj-השווא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6" style:display-name="Master1-Layout5-twoTxTwoObj-השווא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5" style:display-name="Master1-Layout5-twoTxTwoObj-השווא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4" style:display-name="Master1-Layout5-twoTxTwoObj-השווא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3" style:display-name="Master1-Layout5-twoTxTwoObj-השווא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2" style:display-name="Master1-Layout5-twoTxTwoObj-השווא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9" style:display-name="Master1-Layout4-twoObj-שני-תכנים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8" style:display-name="Master1-Layout4-twoObj-שני-תכנים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7" style:display-name="Master1-Layout4-twoObj-שני-תכנים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6" style:display-name="Master1-Layout4-twoObj-שני-תכנים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5" style:display-name="Master1-Layout4-twoObj-שני-תכנים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4" style:display-name="Master1-Layout4-twoObj-שני-תכנים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3" style:display-name="Master1-Layout4-twoObj-שני-תכנים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2" style:display-name="Master1-Layout4-twoObj-שני-תכנים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9" style:display-name="Master1-Layout2-obj-כותרת-ותוכן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8" style:display-name="Master1-Layout2-obj-כותרת-ותוכן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7" style:display-name="Master1-Layout2-obj-כותרת-ותוכן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6" style:display-name="Master1-Layout2-obj-כותרת-ותוכן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5" style:display-name="Master1-Layout2-obj-כותרת-ותוכן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4" style:display-name="Master1-Layout2-obj-כותרת-ותוכן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3" style:display-name="Master1-Layout2-obj-כותרת-ותוכן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2" style:display-name="Master1-Layout2-obj-כותרת-ותוכן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9" style:display-name="Master1-Layout1-title-שקופית-כותרת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8" style:display-name="Master1-Layout1-title-שקופית-כותרת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7" style:display-name="Master1-Layout1-title-שקופית-כותרת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6" style:display-name="Master1-Layout1-title-שקופית-כותרת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5" style:display-name="Master1-Layout1-title-שקופית-כותרת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4" style:display-name="Master1-Layout1-title-שקופית-כותרת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3" style:display-name="Master1-Layout1-title-שקופית-כותרת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2" style:display-name="Master1-Layout1-title-שקופית-כותרת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Notizen" style:display-name="Master1-Default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9" style:display-name="Master1-Default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8" style:display-name="Master1-Default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7" style:display-name="Master1-Default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6" style:display-name="Master1-Default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5" style:display-name="Master1-Default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4" style:display-name="Master1-Default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3" style:display-name="Master1-Default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2" style:display-name="Master1-Default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1" style:display-name="tx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Gliederung_20_1" style:display-name="Title and Content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0.5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3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3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3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3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3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3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3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3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3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3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3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3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3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3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3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3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3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3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3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3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3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3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3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3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3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3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3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3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3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3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3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3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3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3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3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3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3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3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3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3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3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3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3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3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3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3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3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3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3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3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3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3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3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3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3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3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3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3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3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3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3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3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3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3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3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3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3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3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3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3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3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3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3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3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3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3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3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3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3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Courier New" fo:font-family="'Courier New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3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3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3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3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3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3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3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3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3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3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3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3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3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3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3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3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3" style:font-family-complex="OpenSymbol" style:font-family-generic-complex="system" style:font-pitch-complex="variable"/>
    </style:style>
    <style:style style:name="ListLabel_20_379" style:display-name="ListLabel 37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3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3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3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3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3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3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3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3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3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3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3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3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3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3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3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3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3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3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3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3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3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3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3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3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3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3" style:font-family-complex="OpenSymbol" style:font-family-generic-complex="system" style:font-pitch-complex="variable"/>
    </style:style>
    <style:style style:name="ListLabel_20_406" style:display-name="ListLabel 40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3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3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3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3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3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3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3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3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3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3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3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3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3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3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3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3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3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3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3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3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3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3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3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3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3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3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3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3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3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3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3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3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3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3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3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3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3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3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3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3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3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3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3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3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3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3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3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3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3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3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3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3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3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3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3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3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3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3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3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3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3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3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3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3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3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3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3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3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3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3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3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3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3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3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3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3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3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3" style:font-family-complex="OpenSymbol" style:font-family-generic-complex="system" style:font-pitch-complex="variable"/>
    </style:style>
    <style:style style:name="ListLabel_20_487" style:display-name="ListLabel 48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3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3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3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3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3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3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3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3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3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3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3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3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3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3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3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3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3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3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3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3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3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3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3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3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3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3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3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3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3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3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3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3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3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3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3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3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3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3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3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3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3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3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3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3" style:font-family-complex="OpenSymbol" style:font-family-generic-complex="system" style:font-pitch-complex="variable"/>
    </style:style>
    <style:style style:name="ListLabel_20_532" style:display-name="ListLabel 53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3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3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3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3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3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3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3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3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3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3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3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3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3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3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3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3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3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3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3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3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3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3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3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3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3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3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3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3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3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3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3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3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3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3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3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3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3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3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3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3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3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3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3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3" style:font-family-complex="OpenSymbol" style:font-family-generic-complex="system" style:font-pitch-complex="variable"/>
    </style:style>
    <style:style style:name="ListLabel_20_577" style:display-name="ListLabel 57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3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3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3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3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3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3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3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3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3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3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3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3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3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3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3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3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3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3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3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3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3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3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3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3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3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3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3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3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3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3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3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3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3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3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3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3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3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3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3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3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3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3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3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3" style:font-family-complex="OpenSymbol" style:font-family-generic-complex="system" style:font-pitch-complex="variable"/>
    </style:style>
    <style:style style:name="ListLabel_20_622" style:display-name="ListLabel 6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3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3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3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3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3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3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3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3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3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3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3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3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3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3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3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3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3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3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3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3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3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3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3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3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3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3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3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3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3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3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3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3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3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3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3" style:font-family-complex="OpenSymbol" style:font-family-generic-complex="system" style:font-pitch-complex="variable"/>
    </style:style>
    <style:style style:name="ListLabel_20_658" style:display-name="ListLabel 65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59" style:display-name="ListLabel 65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3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3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3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3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3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3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3" style:font-family-complex="OpenSymbol" style:font-family-generic-complex="system" style:font-pitch-complex="variable"/>
    </style:style>
    <style:style style:name="ListLabel_20_667" style:display-name="ListLabel 66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8" style:display-name="ListLabel 66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3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3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3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3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3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3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3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3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3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3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3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3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3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3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3" style:font-family-complex="OpenSymbol" style:font-family-generic-complex="system" style:font-pitch-complex="variable"/>
    </style:style>
    <style:style style:name="ListLabel_20_685" style:display-name="ListLabel 685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6" style:display-name="ListLabel 68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3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3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3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3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3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3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3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3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3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3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3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3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3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3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3" style:font-family-complex="OpenSymbol" style:font-family-generic-complex="system" style:font-pitch-complex="variable"/>
    </style:style>
    <style:style style:name="ListLabel_20_703" style:display-name="ListLabel 70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4" style:display-name="ListLabel 70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3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3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3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3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3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3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3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3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3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3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3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3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3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3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3" style:font-family-complex="OpenSymbol" style:font-family-generic-complex="system" style:font-pitch-complex="variable"/>
    </style:style>
    <style:style style:name="ListLabel_20_721" style:display-name="ListLabel 721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2" style:display-name="ListLabel 7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3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3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3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3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3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3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3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3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3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3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3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3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3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3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3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3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3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3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3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3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3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3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3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3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3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3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3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3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3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3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3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3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3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3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3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3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3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3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3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3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3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3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3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3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3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3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3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3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3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3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3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3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3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3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3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3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3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3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3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3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3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3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3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3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3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3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3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3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3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4" style:display-name="ListLabel 79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3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3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3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3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3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3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3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3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3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3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3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3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3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3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3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3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3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3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3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3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3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3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complex="OpenSymbol3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complex="OpenSymbol3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3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3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3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3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3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3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3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complex="OpenSymbol3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complex="OpenSymbol3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3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3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3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3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3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3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3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3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3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3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3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3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3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3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3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3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3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3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3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3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3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3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3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3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3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3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3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3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3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3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3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3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3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3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3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OpenSymbol3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3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3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3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3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3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3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3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3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OpenSymbol3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complex="OpenSymbol3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3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-complex="OpenSymbol3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complex="OpenSymbol3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3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OpenSymbol3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complex="OpenSymbol3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3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OpenSymbol3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complex="OpenSymbol3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3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3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3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3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3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3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3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3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3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3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3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3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3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3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3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3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3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3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3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3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3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3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3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3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3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3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3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3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3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3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3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3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3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3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3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3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3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3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3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3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3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3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3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3" style:font-family-complex="OpenSymbol" style:font-family-generic-complex="system" style:font-pitch-complex="variable"/>
    </style:style>
    <style:style style:name="ListLabel_20_928" style:display-name="ListLabel 92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29" style:display-name="ListLabel 92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3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3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3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3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3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3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3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3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3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3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3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3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3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3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3" style:font-family-complex="OpenSymbol" style:font-family-generic-complex="system" style:font-pitch-complex="variable"/>
    </style:style>
    <style:style style:name="ListLabel_20_946" style:display-name="ListLabel 946" style:family="text">
      <style:text-properties style:font-name-complex="OpenSymbol3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3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3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3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3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3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3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3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3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3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3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3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3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3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3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3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3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3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3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3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3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3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3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3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3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3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3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3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3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3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3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3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3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3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3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3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3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3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3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3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3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3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3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3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3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3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3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3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3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3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3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3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3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3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3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3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3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3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3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3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3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3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3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3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3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3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3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3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3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3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3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3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3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3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3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3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3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3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3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3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3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3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3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3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3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3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3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3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3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3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3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3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3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3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3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3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3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3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3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3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3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3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3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3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3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3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3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3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3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-complex="OpenSymbol3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3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3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3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3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3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3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3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3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-complex="OpenSymbol3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3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3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3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3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3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3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3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3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-complex="OpenSymbol3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3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3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3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3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3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3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3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3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-complex="OpenSymbol3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3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3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3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3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3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3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3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3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3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3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3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3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3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3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3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3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3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3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3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3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3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3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3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3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3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3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3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3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3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3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3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3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3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3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3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3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3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3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3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3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3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3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26" style:display-name="ListLabel 1126" style:family="text">
      <style:text-properties style:font-name-complex="OpenSymbol3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3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3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3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3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3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3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3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3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3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3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3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3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3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3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3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3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3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3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3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3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3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3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3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3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3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3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3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3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3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3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3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3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3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3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3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3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3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3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3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3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3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3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3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3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3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3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3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3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3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3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3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3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3" style:font-family-complex="OpenSymbol" style:font-family-generic-complex="system" style:font-pitch-complex="variable"/>
    </style:style>
    <style:style style:name="ListLabel_20_1180" style:display-name="ListLabel 1180" style:family="text">
      <style:text-properties style:font-name-complex="OpenSymbol3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-complex="OpenSymbol3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3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3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3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3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3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3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3" style:font-family-complex="OpenSymbol" style:font-family-generic-complex="system" style:font-pitch-complex="variable"/>
    </style:style>
    <style:style style:name="ListLabel_20_1189" style:display-name="ListLabel 1189" style:family="text">
      <style:text-properties style:font-name-complex="OpenSymbol3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-complex="OpenSymbol3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3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3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3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3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3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3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3" style:font-family-complex="OpenSymbol" style:font-family-generic-complex="system" style:font-pitch-complex="variable"/>
    </style:style>
    <style:style style:name="ListLabel_20_1198" style:display-name="ListLabel 1198" style:family="text">
      <style:text-properties style:font-name-complex="OpenSymbol3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-complex="OpenSymbol3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3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3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3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3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3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3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3" style:font-family-complex="OpenSymbol" style:font-family-generic-complex="system" style:font-pitch-complex="variable"/>
    </style:style>
    <style:style style:name="ListLabel_20_1207" style:display-name="ListLabel 1207" style:family="text">
      <style:text-properties style:font-name-complex="OpenSymbol3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-complex="OpenSymbol3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3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3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3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3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3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3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3" style:font-family-complex="OpenSymbol" style:font-family-generic-complex="system" style:font-pitch-complex="variable"/>
    </style:style>
    <style:style style:name="ListLabel_20_1216" style:display-name="ListLabel 1216" style:family="text">
      <style:text-properties style:font-name-complex="OpenSymbol3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-complex="OpenSymbol3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3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3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3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3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3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3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3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="Courier New" fo:font-family="'Courier New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3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3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3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3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3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3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3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1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35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36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37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38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9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0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41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42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43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44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45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46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47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48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9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0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51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52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53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54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55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56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57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58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9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0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61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62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3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64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65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66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67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68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9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0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7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7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7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7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7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7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7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7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180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81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82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83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84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85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86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87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88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9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9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9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9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9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9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9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98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9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0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01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02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03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04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05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06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207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08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9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0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11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12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13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14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15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1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1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1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2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2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2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2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22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71in" fo:margin-left="0in" fo:margin-right="0in" fo:margin-bottom="0.31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09:00</meta:creation-date>
    <meta:initial-creator>דונה לוי/Donna Levy</meta:initial-creator>
    <dc:language>en-US</dc:language>
    <dc:date>2020-02-13T19:38:02.588000000</dc:date>
    <meta:editing-cycles>1379</meta:editing-cycles>
    <meta:editing-duration>P2DT16H57M17S</meta:editing-duration>
    <meta:generator>LibreOffice/6.1.1.2$Windows_X86_64 LibreOffice_project/5d19a1bfa650b796764388cd8b33a5af1f5baa1b</meta:generator>
    <meta:document-statistic meta:table-count="2" meta:image-count="0" meta:object-count="0" meta:page-count="11" meta:paragraph-count="208" meta:word-count="2471" meta:character-count="13092" meta:non-whitespace-character-count="107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